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09D0000003F9236C7D5.png"/>
  <manifest:file-entry manifest:media-type="image/png" manifest:full-path="Pictures/10000000000001B50000013B09E96793.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20100000088000000815D9C2B1A.png"/>
  <manifest:file-entry manifest:media-type="image/png" manifest:full-path="Pictures/10000201000001F4000001F4D166688A.png"/>
  <manifest:file-entry manifest:media-type="" manifest:full-path="Pictures/2000000B0000287500001622E04562DB.svm"/>
  <manifest:file-entry manifest:media-type="image/png" manifest:full-path="Pictures/10000000000001F600000142B222F83B.png"/>
  <manifest:file-entry manifest:media-type="image/png" manifest:full-path="Pictures/10000000000000CE000000C792355C3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1.B4" style:family="table-cell" style:data-style-name="N37">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3" style:family="table">
      <style:table-properties style:width="6in" table:align="margins" style:writing-mode="lr-tb"/>
    </style:style>
    <style:style style:name="Table3.A" style:family="table-column">
      <style:table-column-properties style:column-width="1.5in" style:rel-column-width="16383*"/>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6" style:family="paragraph" style:parent-style-name="Heading_20_2">
      <style:paragraph-properties fo:break-before="page"/>
      <style:text-properties fo:language="en" fo:country="US"/>
    </style:style>
    <style:style style:name="P7" style:family="paragraph" style:parent-style-name="Default_20_Text">
      <style:text-properties fo:language="en" fo:country="US"/>
    </style:style>
    <style:style style:name="P8"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Heading_20_2">
      <style:text-properties fo:language="en" fo:country="US"/>
    </style:style>
    <style:style style:name="P10"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Text_20_Body_20_Single" style:list-style-name="L2">
      <style:text-properties fo:language="en" fo:country="US"/>
    </style:style>
    <style:style style:name="P13" style:family="paragraph" style:parent-style-name="Text_20_Body_20_Single">
      <style:text-properties fo:language="en" fo:country="US"/>
    </style:style>
    <style:style style:name="P14"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5"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6" style:family="paragraph" style:parent-style-name="Default_20_Text" style:list-style-name="L3">
      <style:text-properties fo:language="en" fo:country="US"/>
    </style:style>
    <style:style style:name="P17" style:family="paragraph" style:parent-style-name="Default_20_Text" style:list-style-name="L3">
      <style:text-properties fo:language="en" fo:country="US" fo:font-style="italic" style:font-style-asian="italic" style:font-style-complex="italic"/>
    </style:style>
    <style:style style:name="P18"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9"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0" style:family="paragraph" style:parent-style-name="Default_20_Text" style:list-style-name="L3"/>
    <style:style style:name="P21" style:family="paragraph" style:parent-style-name="Default_20_Text" style:list-style-name="L3">
      <style:text-properties style:font-name="Courier New1" fo:font-weight="normal" style:font-weight-asian="normal" style:font-weight-complex="normal"/>
    </style:style>
    <style:style style:name="P2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3" style:family="paragraph" style:parent-style-name="Codeline" style:list-style-name="L3"/>
    <style:style style:name="P24"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5" style:family="paragraph" style:parent-style-name="Header">
      <style:paragraph-properties fo:text-align="center" style:justify-single-word="false"/>
      <style:text-properties fo:text-transform="uppercase" style:font-name="Georgia" fo:font-size="8pt" fo:letter-spacing="0.0417in" style:font-size-asian="8pt"/>
    </style:style>
    <style:style style:name="P26" style:family="paragraph" style:parent-style-name="Normal">
      <style:paragraph-properties fo:margin-left="0in" fo:margin-right="0.25in" fo:text-align="start" style:justify-single-word="false" fo:text-indent="0in" style:auto-text-indent="false"/>
    </style:style>
    <style:style style:name="P27" style:family="paragraph" style:parent-style-name="Normal">
      <style:paragraph-properties fo:break-before="page"/>
      <style:text-properties fo:font-weight="bold" style:font-weight-asian="bold"/>
    </style:style>
    <style:style style:name="P28" style:family="paragraph" style:parent-style-name="Eliopoli_20_heading_20_1">
      <style:paragraph-properties fo:break-before="page"/>
      <style:text-properties fo:font-size="10pt" style:font-size-asian="10pt"/>
    </style:style>
    <style:style style:name="P29" style:family="paragraph" style:parent-style-name="Default_20_Text">
      <style:paragraph-properties fo:break-before="page"/>
    </style:style>
    <style:style style:name="P30" style:family="paragraph" style:parent-style-name="Normal">
      <style:text-properties fo:font-weight="bold" style:font-weight-asian="bold"/>
    </style:style>
    <style:style style:name="P31" style:family="paragraph" style:parent-style-name="Normal">
      <style:paragraph-properties fo:text-align="center" style:justify-single-word="false" style:text-autospace="none"/>
      <style:text-properties fo:font-weight="bold" style:font-weight-asian="bold"/>
    </style:style>
    <style:style style:name="P32" style:family="paragraph" style:parent-style-name="Normal">
      <style:paragraph-properties fo:text-align="center" style:justify-single-word="false"/>
    </style:style>
    <style:style style:name="P33" style:family="paragraph" style:parent-style-name="Normal">
      <style:paragraph-properties fo:text-align="center" style:justify-single-word="false" style:text-autospace="none"/>
    </style:style>
    <style:style style:name="P34" style:family="paragraph" style:parent-style-name="Default_20_Text">
      <style:paragraph-properties style:snap-to-layout-grid="false"/>
    </style:style>
    <style:style style:name="P35" style:family="paragraph" style:parent-style-name="Default_20_Text">
      <style:paragraph-properties style:snap-to-layout-grid="false"/>
      <style:text-properties fo:font-size="10pt" style:font-size-asian="10pt"/>
    </style:style>
    <style:style style:name="P36" style:family="paragraph" style:parent-style-name="Default_20_Text">
      <style:paragraph-properties style:snap-to-layout-grid="false"/>
      <style:text-properties style:use-window-font-color="true"/>
    </style:style>
    <style:style style:name="P37" style:family="paragraph" style:parent-style-name="Default_20_Text">
      <style:paragraph-properties style:snap-to-layout-grid="false"/>
      <style:text-properties style:use-window-font-color="true" fo:font-weight="bold" style:font-weight-asian="bold"/>
    </style:style>
    <style:style style:name="P3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39" style:family="paragraph" style:parent-style-name="Default_20_Text">
      <style:text-properties fo:language="en" fo:country="US"/>
    </style:style>
    <style:style style:name="P40"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1"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paragraph-properties fo:text-align="center" style:justify-single-word="false"/>
    </style:style>
    <style:style style:name="P44" style:family="paragraph" style:parent-style-name="Text_20_Body_20_Single">
      <style:text-properties fo:language="en" fo:country="US"/>
    </style:style>
    <style:style style:name="P45"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46" style:family="paragraph" style:parent-style-name="Contents_20_Heading">
      <style:text-properties fo:font-size="10pt" style:font-size-asian="10pt"/>
    </style:style>
    <style:style style:name="P47" style:family="paragraph" style:parent-style-name="Contents_20_1">
      <style:paragraph-properties>
        <style:tab-stops>
          <style:tab-stop style:position="6in" style:type="right" style:leader-style="dotted" style:leader-text="."/>
        </style:tab-stops>
      </style:paragraph-properties>
    </style:style>
    <style:style style:name="P48" style:family="paragraph" style:parent-style-name="Contents_20_2">
      <style:paragraph-properties>
        <style:tab-stops>
          <style:tab-stop style:position="5.8035in" style:type="right" style:leader-style="dotted" style:leader-text="."/>
        </style:tab-stops>
      </style:paragraph-properties>
    </style:style>
    <style:style style:name="P4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0"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51" style:family="paragraph" style:parent-style-name="Default_20_Text" style:list-style-name="L3">
      <style:text-properties style:font-name="Courier New1" fo:font-weight="normal" style:font-weight-asian="normal" style:font-weight-complex="normal"/>
    </style:style>
    <style:style style:name="P52" style:family="paragraph" style:parent-style-name="Default_20_Text" style:list-style-name="L3"/>
    <style:style style:name="P53" style:family="paragraph" style:parent-style-name="Default_20_Text" style:list-style-name="L3">
      <style:text-properties fo:language="en" fo:country="US"/>
    </style:style>
    <style:style style:name="P54" style:family="paragraph" style:parent-style-name="Default_20_Text" style:list-style-name="L1">
      <style:text-properties fo:language="en" fo:country="US"/>
    </style:style>
    <style:style style:name="P55" style:family="paragraph" style:parent-style-name="Default_20_Text" style:list-style-name="L3">
      <style:text-properties fo:language="en" fo:country="US" fo:font-style="italic" style:font-style-asian="italic" style:font-style-complex="italic"/>
    </style:style>
    <style:style style:name="P5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57" style:family="paragraph" style:parent-style-name="Text_20_Body_20_Single" style:list-style-name="L2">
      <style:text-properties fo:language="en" fo:country="US"/>
    </style:style>
    <style:style style:name="P58" style:family="paragraph" style:parent-style-name="Heading_20_2">
      <style:text-properties fo:language="en" fo:country="US"/>
    </style:style>
    <style:style style:name="P59" style:family="paragraph" style:parent-style-name="Heading_20_2">
      <style:paragraph-properties fo:break-before="page"/>
      <style:text-properties fo:language="en" fo:country="US"/>
    </style:style>
    <style:style style:name="P60" style:family="paragraph" style:parent-style-name="Text_20_body" style:list-style-name="L12"/>
    <style:style style:name="P61" style:family="paragraph" style:parent-style-name="Text_20_body" style:list-style-name="L11">
      <style:paragraph-properties fo:margin-top="0.0299in" fo:margin-bottom="0in"/>
    </style:style>
    <style:style style:name="P62" style:family="paragraph" style:parent-style-name="Text_20_body">
      <style:paragraph-properties fo:margin-top="0.0366in" fo:margin-bottom="0in" fo:text-align="start" style:justify-single-word="false"/>
    </style:style>
    <style:style style:name="P63" style:family="paragraph" style:parent-style-name="Text_20_body" style:list-style-name="L12">
      <style:paragraph-properties fo:margin-top="0.0366in" fo:margin-bottom="0in" fo:text-align="start" style:justify-single-word="false"/>
    </style:style>
    <style:style style:name="P64" style:family="paragraph" style:parent-style-name="Text_20_body" style:list-style-name="L13">
      <style:paragraph-properties fo:margin-top="0.0366in" fo:margin-bottom="0in" fo:text-align="start" style:justify-single-word="false"/>
    </style:style>
    <style:style style:name="P65" style:family="paragraph" style:parent-style-name="Normal" style:master-page-name="First_20_Page">
      <style:paragraph-properties style:page-number="auto"/>
      <style:text-properties fo:font-size="10pt" style:font-size-asian="10pt"/>
    </style:style>
    <style:style style:name="P66" style:family="paragraph" style:parent-style-name="Codeline" style:list-style-name="L3"/>
    <style:style style:name="P67"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8" style:family="paragraph" style:parent-style-name="Heading_20_1">
      <style:paragraph-properties fo:break-before="page"/>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font-style="italic" style:font-style-asian="italic" style:font-style-complex="italic"/>
    </style:style>
    <style:style style:name="T17"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style:font-name="Courier New1" fo:letter-spacing="normal" fo:font-style="normal" fo:font-weight="normal" style:font-weight-asian="normal" style:font-weight-complex="normal"/>
    </style:style>
    <style:style style:name="T20" style:family="text">
      <style:text-properties fo:font-variant="normal" fo:text-transform="none" fo:color="#000000" style:font-name="Times New Roman1" fo:letter-spacing="normal" fo:font-style="normal" fo:font-weight="normal" style:font-weight-asian="normal" style:font-weight-complex="normal"/>
    </style:style>
    <style:style style:name="T21" style:family="text">
      <style:text-properties fo:font-variant="normal" fo:text-transform="none" fo:color="#000000" style:font-name="Times New Roman1" fo:letter-spacing="normal" fo:font-weight="normal" style:font-weight-asian="normal" style:font-weight-complex="normal"/>
    </style:style>
    <style:style style:name="T22" style:family="text">
      <style:text-properties fo:language="en" fo:country="US"/>
    </style:style>
    <style:style style:name="T23" style:family="text">
      <style:text-properties style:font-name="Courier New1"/>
    </style:style>
    <style:style style:name="T24" style:family="text">
      <style:text-properties fo:font-weight="bold"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color="#000000"/>
    </style:style>
    <style:style style:name="T28"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9" style:family="text">
      <style:text-properties fo:color="#000000" fo:font-size="12pt" style:font-name-asian="Times New Roman" style:font-size-asian="12pt" style:language-asian="en" style:country-asian="US" style:font-name-complex="Times New Roman" style:font-size-complex="10pt"/>
    </style:style>
    <style:style style:name="T30" style:family="text">
      <style:text-properties fo:color="#000000" style:font-name="Calibri" fo:font-size="11pt"/>
    </style:style>
    <style:style style:name="T31" style:family="text">
      <style:text-properties fo:color="#000000" style:font-name="Calibri" fo:font-size="11pt" fo:font-weight="bold"/>
    </style:style>
    <style:style style:name="T32" style:family="text">
      <style:text-properties fo:color="#000000" style:font-name="Calibri" fo:font-size="11pt" fo:font-style="italic"/>
    </style:style>
    <style:style style:name="T33" style:family="text">
      <style:text-properties fo:color="#000000" style:font-name="Calibri" fo:font-size="9pt"/>
    </style:style>
    <style:style style:name="T34" style:family="text">
      <style:text-properties fo:color="#000000" style:font-name="Calibri" fo:font-size="9pt" fo:font-weight="bold"/>
    </style:style>
    <style:style style:name="T35" style:family="text">
      <style:text-properties style:font-name="Times New Roman"/>
    </style:style>
    <style:style style:name="T3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8" style:family="graphic" style:parent-style-name="Frame">
      <style:graphic-properties style:wrap="none" style:vertical-pos="top" style:vertical-rel="paragraph" style:horizontal-pos="center" style:horizontal-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xml:id="ct113192952" text:id="ct113192952">
          <text:deletion>
            <office:change-info>
              <dc:creator>Unknown Author</dc:creator>
              <dc:date>2011-02-24T15:05:00</dc:date>
            </office:change-info>
            <text:p text:style-name="P1"/>
            <text:p text:style-name="P2"/>
          </text:deletion>
        </text:changed-region>
        <text:changed-region xml:id="ct112959256" text:id="ct112959256">
          <text:insertion>
            <office:change-info>
              <dc:creator>Unknown Author</dc:creator>
              <dc:date>2011-02-24T15:06:00</dc:date>
            </office:change-info>
          </text:insertion>
        </text:changed-region>
        <text:changed-region xml:id="ct112952896" text:id="ct112952896">
          <text:deletion>
            <office:change-info>
              <dc:creator>tschuetz</dc:creator>
              <dc:date>2011-02-24T14:58:00</dc:date>
            </office:change-info>
            <text:p text:style-name="P3"><text:initial-creator>Giuseppe Platania</text:initial-creator></text:p>
          </text:deletion>
        </text:changed-region>
        <text:changed-region xml:id="ct112946488" text:id="ct112946488">
          <text:insertion>
            <office:change-info>
              <dc:creator>tschuetz</dc:creator>
              <dc:date>2011-02-24T14:58:00</dc:date>
            </office:change-info>
          </text:insertion>
        </text:changed-region>
        <text:changed-region xml:id="ct112946808" text:id="ct112946808">
          <text:deletion>
            <office:change-info>
              <dc:creator>tschuetz</dc:creator>
              <dc:date>2011-02-24T14:58:00</dc:date>
            </office:change-info>
            <text:p text:style-name="P3">0.<text:editing-cycles>103</text:editing-cycles></text:p>
          </text:deletion>
        </text:changed-region>
        <text:changed-region xml:id="ct112946952" text:id="ct112946952">
          <text:insertion>
            <office:change-info>
              <dc:creator>tschuetz</dc:creator>
              <dc:date>2011-02-24T14:58:00</dc:date>
            </office:change-info>
          </text:insertion>
        </text:changed-region>
        <text:changed-region xml:id="ct112947304" text:id="ct112947304">
          <text:deletion>
            <office:change-info>
              <dc:creator>tschuetz</dc:creator>
              <dc:date>2011-02-24T15:00:00</dc:date>
            </office:change-info>
            <text:p text:style-name="P3"><text:creation-date style:data-style-name="N51">01/17/2007 15:30:15</text:creation-date></text:p>
          </text:deletion>
        </text:changed-region>
        <text:changed-region xml:id="ct112948192" text:id="ct112948192">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xml:id="ct112948656" text:id="ct112948656">
          <text:insertion>
            <office:change-info>
              <dc:creator>Unknown Author</dc:creator>
              <dc:date>2011-02-24T14:47:00</dc:date>
            </office:change-info>
          </text:insertion>
        </text:changed-region>
        <text:changed-region xml:id="ct112949120" text:id="ct112949120">
          <text:insertion>
            <office:change-info>
              <dc:creator>Unknown Author</dc:creator>
              <dc:date>2011-02-24T14:48:00</dc:date>
            </office:change-info>
          </text:insertion>
        </text:changed-region>
        <text:changed-region xml:id="ct112949264" text:id="ct112949264">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xml:id="ct113224184" text:id="ct113224184">
          <text:deletion>
            <office:change-info>
              <dc:creator>tschuetz</dc:creator>
              <dc:date>2011-02-24T15:01:00</dc:date>
            </office:change-info>
            <text:list xml:id="list7552977743004022307" text:style-name="L1">
              <text:list-item>
                <text:p text:style-name="P5"/>
              </text:list-item>
            </text:list>
            <text:h text:style-name="P6" text:outline-level="2">Introduction</text:h>
            <text:p text:style-name="P7">Scope of this document is to give a short overview over the possibilities of the <text:s/>wCMF framework and the Chronos Web Modeler.</text:p>
            <text:p text:style-name="P7"/>
            <text:list xml:id="list30733324" text:continue-numbering="true" text:style-name="L1">
              <text:list-item>
                <text:p text:style-name="P8"><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3"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1" text:anchor-type="paragraph" svg:x="0.4575in" svg:y="0.3811in" svg:width="3.8854in" svg:height="3.1909in" draw:z-index="0"><draw:image xlink:href="Pictures/10000000000001B50000013B09E96793.png" xlink:type="simple" xlink:show="embed" xlink:actuate="onLoad"/></draw:frame><draw:frame draw:style-name="fr3" draw:name="graphics51" text:anchor-type="paragraph" svg:y="0.4409in" svg:width="2.5835in" svg:height="1.5937in" draw:z-index="0"><draw:image xlink:href="Pictures/10000000000000F80000009959FB2094.png" xlink:type="simple" xlink:show="embed" xlink:actuate="onLoad"/></draw:frame><draw:frame draw:style-name="fr4" draw:name="graphics4" text:anchor-type="paragraph" svg:x="1.4791in" svg:y="0.7693in" svg:width="2.6252in" svg:height="2.4272in" draw:z-index="0"><draw:image xlink:href="Pictures/10000000000000FC000000E94A939FAB.png" xlink:type="simple" xlink:show="embed" xlink:actuate="onLoad"/></draw:frame><draw:frame draw:style-name="fr2" draw:name="graphics161" text:anchor-type="paragraph" svg:x="0.4398in" svg:y="0.3138in" svg:width="1.1665in" svg:height="2.2575in" draw:z-index="0"><draw:image xlink:href="Pictures/10000000000000D100000148726C9D04.png" xlink:type="simple" xlink:show="embed" xlink:actuate="onLoad"/></draw:frame><draw:frame draw:style-name="fr1" draw:name="Grafik41"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changed-region xml:id="ct113224080" text:id="ct113224080">
          <text:deletion>
            <office:change-info>
              <dc:creator>Ingo Herwig</dc:creator>
              <dc:date>2010-11-24T13:48:00</dc:date>
            </office:change-info>
            <text:list xml:id="list30727708" text:continue-numbering="true" text:style-name="L1">
              <text:list-item>
                <text:p text:style-name="P8"><text:s/></text:p>
              </text:list-item>
            </text:list>
          </text:deletion>
        </text:changed-region>
        <text:changed-region xml:id="ct113223976" text:id="ct113223976">
          <text:deletion>
            <office:change-info>
              <dc:creator>tschuetz</dc:creator>
              <dc:date>2011-02-24T15:01:00</dc:date>
            </office:change-info>
            <text:list xml:id="list30725867" text:continue-numbering="true" text:style-name="L1">
              <text:list-item>
                <text:p text:style-name="P5"/>
              </text:list-item>
              <text:list-item>
                <text:p text:style-name="P5"/>
              </text:list-item>
              <text:list-item>
                <text:p text:style-name="P8"><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8">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7"/>
            <text:p text:style-name="P7">More information about the wCMF under: <text:a xlink:type="simple" xlink:href="http://sourceforge.net/projects/wcmf/">http://sourceforge.net/projects/wcmf/</text:a> </text:p>
            <text:h text:style-name="P9" text:outline-level="2">REQUIREMENTS</text:h>
            <text:list xml:id="list30745311" text:continue-numbering="true" text:style-name="L1">
              <text:list-item>
                <text:p text:style-name="P8"/>
              </text:list-item>
            </text:list>
          </text:deletion>
        </text:changed-region>
        <text:changed-region xml:id="ct113223872" text:id="ct113223872">
          <text:deletion>
            <office:change-info>
              <dc:creator>Unbekannter Autor</dc:creator>
              <dc:date>2010-12-03T12:22:00</dc:date>
            </office:change-info>
            <text:p text:style-name="P10"><text:s/></text:p>
          </text:deletion>
        </text:changed-region>
        <text:changed-region xml:id="ct113256128" text:id="ct113256128">
          <text:deletion>
            <office:change-info>
              <dc:creator>Unknown Author</dc:creator>
              <dc:date>2010-11-25T15:20:00</dc:date>
            </office:change-info>
            <text:list xml:id="list30722828" text:continue-numbering="true" text:style-name="L1">
              <text:list-item>
                <text:p text:style-name="P8">LAMP/WAMP installation (XAMPP <text:a xlink:type="simple" xlink:href="http://www.apachefriends.org/">http://www.apachefriends.org/</text:a> <text:s/>suggested)</text:p>
              </text:list-item>
              <text:list-item>
                <text:p text:style-name="P11">Java 1.6 (<text:a xlink:type="simple" xlink:href="http://www.java.sun.com/">www.java.sun.com</text:a>)</text:p>
              </text:list-item>
              <text:list-item>
                <text:p text:style-name="P8">Working installation of Chronos Web Modeler, <text:a xlink:type="simple" xlink:href="http://sourceforge.net/projects/olympos/">http://sourceforge.net/projects/olympos/</text:a></text:p>
              </text:list-item>
            </text:list>
          </text:deletion>
        </text:changed-region>
        <text:changed-region xml:id="ct113230408" text:id="ct113230408">
          <text:deletion>
            <office:change-info>
              <dc:creator>tschuetz</dc:creator>
              <dc:date>2011-02-24T15:01:00</dc:date>
            </office:change-info>
            <text:list xml:id="list30728408" text:continue-numbering="true" text:style-name="L1">
              <text:list-item>
                <text:p text:style-name="P5"/>
              </text:list-item>
            </text:list>
            <text:h text:style-name="P9" text:outline-level="2">Skills</text:h>
            <text:list xml:id="list3239687973784055621" text:style-name="L2">
              <text:list-item>
                <text:p text:style-name="P12">Basic UML and Object Oriented thinking.</text:p>
              </text:list-item>
              <text:list-item>
                <text:p text:style-name="P12">some patience :o)~</text:p>
              </text:list-item>
            </text:list>
            <text:h text:style-name="P9" text:outline-level="2">Goal</text:h>
            <text:p text:style-name="P13">At the end of this step by step tutorial you will be able to reproduce all steps for creating a complete Web application without write a single line of code. You need only to configure the generation system.</text:p>
            <text:p text:style-name="P13">You will see!!!</text:p>
            <text:h text:style-name="P9" text:outline-level="2">Time</text:h>
            <text:p text:style-name="P13">You need about 1 hour to complete this step by step tutorial.</text:p>
            <text:h text:style-name="P9" text:outline-level="2">(horror) Scenario</text:h>
            <text:p text:style-name="P13">Your boss wants to have a web application to manage Customers (Enterprises) and the related person like Bosses, Marketing and Employees. You have one hour to realize it!</text:p>
            <text:h text:style-name="P9" text:outline-level="2">How-to</text:h>
            <text:p text:style-name="Heading_20_3">Installation </text:p>
            <text:list xml:id="list30743852" text:continue-list="list30728408" text:style-name="L1">
              <text:list-item>
                <text:p text:style-name="P8">Install </text:p>
              </text:list-item>
            </text:list>
          </text:deletion>
        </text:changed-region>
        <text:changed-region xml:id="ct113230304" text:id="ct113230304">
          <text:deletion>
            <office:change-info>
              <dc:creator>Unknown Author</dc:creator>
              <dc:date>2010-11-25T15:32:00</dc:date>
            </office:change-info>
            <text:p text:style-name="P10">XAMPP</text:p>
          </text:deletion>
        </text:changed-region>
        <text:changed-region xml:id="ct113230200" text:id="ct113230200">
          <text:deletion>
            <office:change-info>
              <dc:creator>tschuetz</dc:creator>
              <dc:date>2011-02-24T15:01:00</dc:date>
            </office:change-info>
            <text:list xml:id="list30717174" text:continue-numbering="true" text:style-name="L1">
              <text:list-item>
                <text:p text:style-name="P8">mport. Follow the instruction provided by the producers. <text:line-break/></text:p>
              </text:list-item>
              <text:list-item>
                <text:p text:style-name="P8">IVirtualbox</text:p>
              </text:list-item>
            </text:list>
          </text:deletion>
        </text:changed-region>
        <text:changed-region xml:id="ct113230096" text:id="ct113230096">
          <text:deletion>
            <office:change-info>
              <dc:creator>Unknown Author</dc:creator>
              <dc:date>2010-11-25T15:32:00</dc:date>
            </office:change-info>
            <text:p text:style-name="P10">nstall</text:p>
          </text:deletion>
        </text:changed-region>
        <text:changed-region xml:id="ct113229992" text:id="ct113229992">
          <text:deletion>
            <office:change-info>
              <dc:creator>Unbekannter Autor</dc:creator>
              <dc:date>2010-12-03T12:23:00</dc:date>
            </office:change-info>
            <text:p text:style-name="P10"><text:s/></text:p>
          </text:deletion>
        </text:changed-region>
        <text:changed-region xml:id="ct113229848" text:id="ct113229848">
          <text:deletion>
            <office:change-info>
              <dc:creator>tschuetz</dc:creator>
              <dc:date>2011-02-24T15:01:00</dc:date>
            </office:change-info>
            <text:p text:style-name="P10"><text:s/>Chronos Web Modelerthe <text:s/></text:p>
          </text:deletion>
        </text:changed-region>
        <text:changed-region xml:id="ct113229704" text:id="ct113229704">
          <text:deletion>
            <office:change-info>
              <dc:creator>Unknown Author</dc:creator>
              <dc:date>2010-12-03T12:34:00</dc:date>
            </office:change-info>
            <text:p text:style-name="P10">.applicance</text:p>
          </text:deletion>
        </text:changed-region>
        <text:changed-region xml:id="ct113229560" text:id="ct113229560">
          <text:deletion>
            <office:change-info>
              <dc:creator>tschuetz</dc:creator>
              <dc:date>2011-02-24T15:01:00</dc:date>
            </office:change-info>
            <text:list xml:id="list30733687" text:continue-numbering="true" text:style-name="L1">
              <text:list-item>
                <text:p text:style-name="P8"><text:span text:style-name="T2">named </text:span><text:span text:style-name="T3">generated</text:span><text:span text:style-name="T2"> inside the </text:span><text:s/>provided in the CWM package. </text:p>
              </text:list-item>
              <text:list-item>
                <text:p text:style-name="P8">If not existing already, create a directory s Follow the instructionappliance.</text:p>
              </text:list-item>
            </text:list>
          </text:deletion>
        </text:changed-region>
        <text:changed-region xml:id="ct113229416" text:id="ct113229416">
          <text:deletion>
            <office:change-info>
              <dc:creator>Unknown Author</dc:creator>
              <dc:date>2010-12-03T12:34:00</dc:date>
            </office:change-info>
            <text:p text:style-name="P14">cwm</text:p>
          </text:deletion>
        </text:changed-region>
        <text:changed-region xml:id="ct113229272" text:id="ct113229272">
          <text:deletion>
            <office:change-info>
              <dc:creator>tschuetz</dc:creator>
              <dc:date>2011-02-24T15:01:00</dc:date>
            </office:change-info>
            <text:p text:style-name="P14"><text:s/>installation.CWM</text:p>
          </text:deletion>
        </text:changed-region>
        <text:changed-region xml:id="ct113229128" text:id="ct113229128">
          <text:deletion>
            <office:change-info>
              <dc:creator>Unknown Author</dc:creator>
              <dc:date>2010-12-03T12:38:00</dc:date>
            </office:change-info>
            <text:p text:style-name="P14"><office:annotation><dc:creator>Ingo Herwig</dc:creator><dc:date>2010-11-24T15:58:09.20</dc:date><text:p text:style-name="P69"><text:span text:style-name="T37">Existiert im 0.992 release noch nicht</text:span></text:p></office:annotation></text:p>
          </text:deletion>
        </text:changed-region>
        <text:changed-region xml:id="ct113228984" text:id="ct113228984">
          <text:deletion>
            <office:change-info>
              <dc:creator>tschuetz</dc:creator>
              <dc:date>2011-02-24T15:01:00</dc:date>
            </office:change-info>
            <text:list xml:id="list30740936" text:continue-numbering="true" text:style-name="L1">
              <text:list-item>
                <text:p text:style-name="P5"/>
              </text:list-item>
            </text:list>
            <text:p text:style-name="Heading_20_3">Modeling</text:p>
            <text:list xml:id="list30737163" text:continue-numbering="true" text:style-name="L1">
              <text:list-item>
                <text:p text:style-name="P8">Start the Chronos Web Modeler by browsing to [YOUR</text:p>
              </text:list-item>
            </text:list>
          </text:deletion>
        </text:changed-region>
        <text:changed-region xml:id="ct113228840" text:id="ct113228840">
          <text:deletion>
            <office:change-info>
              <dc:creator>Unknown Author</dc:creator>
              <dc:date>2010-11-25T15:58:00</dc:date>
            </office:change-info>
            <text:p text:style-name="P10">URL</text:p>
          </text:deletion>
        </text:changed-region>
        <text:changed-region xml:id="ct113228696" text:id="ct113228696">
          <text:deletion>
            <office:change-info>
              <dc:creator>tschuetz</dc:creator>
              <dc:date>2011-02-24T15:01:00</dc:date>
            </office:change-info>
            <text:list xml:id="list30735772" text:continue-numbering="true" text:style-name="L1">
              <text:list-item>
                <text:p text:style-name="P8">]/cwm/gui/ </text:p>
              </text:list-item>
              <text:list-item>
                <text:p text:style-name="P8">In the model tree you'll see a model called “ChronosIP</text:p>
              </text:list-item>
            </text:list>
          </text:deletion>
        </text:changed-region>
        <text:changed-region xml:id="ct113228552" text:id="ct113228552">
          <text:deletion>
            <office:change-info>
              <dc:creator>Unknown Author</dc:creator>
              <dc:date>2010-11-25T15:35:00</dc:date>
            </office:change-info>
            <text:p text:style-name="P10"><text:s/>D</text:p>
          </text:deletion>
        </text:changed-region>
        <text:changed-region xml:id="ct113228408" text:id="ct113228408">
          <text:deletion>
            <office:change-info>
              <dc:creator>tschuetz</dc:creator>
              <dc:date>2011-02-24T15:01:00</dc:date>
            </office:change-info>
            <text:p text:style-name="P10">efault_d</text:p>
          </text:deletion>
        </text:changed-region>
        <text:changed-region xml:id="ct113228264" text:id="ct113228264">
          <text:deletion>
            <office:change-info>
              <dc:creator>Unknown Author</dc:creator>
              <dc:date>2010-11-25T15:35:00</dc:date>
            </office:change-info>
            <text:p text:style-name="P10"><text:s/>model</text:p>
          </text:deletion>
        </text:changed-region>
        <text:changed-region xml:id="ct113228120" text:id="ct113228120">
          <text:deletion>
            <office:change-info>
              <dc:creator>Unknown Author</dc:creator>
              <dc:date>2010-12-05T10:12:00</dc:date>
            </office:change-info>
            <text:p text:style-name="P10"><office:annotation><dc:creator>Ingo Herwig</dc:creator><dc:date>2010-11-24T15:57:37.20</dc:date><text:p text:style-name="P69"><text:span text:style-name="T37">Im 0.992 release heisst das Modell noch “Chronos default“</text:span></text:p></office:annotation></text:p>
          </text:deletion>
        </text:changed-region>
        <text:changed-region xml:id="ct113227976" text:id="ct113227976">
          <text:deletion>
            <office:change-info>
              <dc:creator>tschuetz</dc:creator>
              <dc:date>2011-02-24T15:01:00</dc:date>
            </office:change-info>
            <text:list xml:id="list30736409" text:continue-numbering="true" text:style-name="L1">
              <text:list-item>
                <text:p text:style-name="P5"/>
              </text:list-item>
              <text:list-item>
                <text:p text:style-name="P8">Right-Click on “Chronos Default<text:line-break/></text:p>
              </text:list-item>
              <text:list-item>
                <text:p text:style-name="P8">”.</text:p>
              </text:list-item>
            </text:list>
          </text:deletion>
        </text:changed-region>
        <text:changed-region xml:id="ct113227832" text:id="ct113227832">
          <text:deletion>
            <office:change-info>
              <dc:creator>Unknown Author</dc:creator>
              <dc:date>2010-11-25T15:58:00</dc:date>
            </office:change-info>
            <text:p text:style-name="P10"><text:s/>model</text:p>
          </text:deletion>
        </text:changed-region>
        <text:changed-region xml:id="ct113227688" text:id="ct113227688">
          <text:deletion>
            <office:change-info>
              <dc:creator>tschuetz</dc:creator>
              <dc:date>2011-02-24T15:01:00</dc:date>
            </office:change-info>
            <text:list xml:id="list30722691" text:continue-numbering="true" text:style-name="L1">
              <text:list-item>
                <text:p text:style-name="P8">Chronos Defaultcalled “also ” and select “New project from this”</text:p>
              </text:list-item>
              <text:list-item>
                <text:p text:style-name="P8">The model will be copied into a new model </text:p>
              </text:list-item>
            </text:list>
          </text:deletion>
        </text:changed-region>
        <text:changed-region xml:id="ct113227584" text:id="ct113227584">
          <text:deletion>
            <office:change-info>
              <dc:creator>Unknown Author</dc:creator>
              <dc:date>2010-11-24T13:35:00</dc:date>
            </office:change-info>
            <text:p text:style-name="P10"><office:annotation><dc:creator>Ingo Herwig</dc:creator><dc:date>2010-11-24T16:32:04.20</dc:date><text:p text:style-name="P69"><text:span text:style-name="T38">Im 0.992 release heisst die Kopie genauso wie das Original</text:span></text:p></office:annotation>New Model</text:p>
          </text:deletion>
        </text:changed-region>
        <text:changed-region xml:id="ct113227480" text:id="ct113227480">
          <text:deletion>
            <office:change-info>
              <dc:creator>tschuetz</dc:creator>
              <dc:date>2011-02-24T15:01:00</dc:date>
            </office:change-info>
            <text:p text:style-name="P10">”.</text:p>
          </text:deletion>
        </text:changed-region>
        <text:changed-region xml:id="ct113233928" text:id="ct113233928">
          <text:deletion>
            <office:change-info>
              <dc:creator>Unknown Author</dc:creator>
              <dc:date>2010-11-25T15:57:00</dc:date>
            </office:change-info>
            <text:p text:style-name="P10">When finished, click on the model and rename it to “Hello World” in the properties view on the right-hand side.</text:p>
          </text:deletion>
        </text:changed-region>
        <text:changed-region xml:id="ct113233784" text:id="ct113233784">
          <text:deletion>
            <office:change-info>
              <dc:creator>tschuetz</dc:creator>
              <dc:date>2011-02-24T15:01:00</dc:date>
            </office:change-info>
            <text:list xml:id="list30719056" text:continue-numbering="true" text:style-name="L1">
              <text:list-item>
                <text:p text:style-name="P8"><text:s/>to the class diagram called “model” the new model to <text:span text:style-name="T4">helloWorld</text:span>/ChiDomain/application/include/model </text:p>
              </text:list-item>
              <text:list-item>
                <text:p text:style-name="P15"><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8">. perspectiveorld” in the propertiesW in “hello change this name</text:p>
              </text:list-item>
            </text:list>
          </text:deletion>
        </text:changed-region>
        <text:changed-region xml:id="ct113233640" text:id="ct113233640">
          <text:deletion>
            <office:change-info>
              <dc:creator>Unknown Author</dc:creator>
              <dc:date>2010-12-03T12:47:00</dc:date>
            </office:change-info>
            <text:p text:style-name="P10"><office:annotation><dc:creator>Ingo Herwig</dc:creator><dc:date>2010-11-24T16:37:40.20</dc:date><text:p text:style-name="P69"><text:span text:style-name="T37">Das Diagramm liegt im 0.992 release unter „Hello World/ChiDomain/application/include/model“</text:span></text:p></office:annotation></text:p>
          </text:deletion>
        </text:changed-region>
        <text:changed-region xml:id="ct113233496" text:id="ct113233496">
          <text:deletion>
            <office:change-info>
              <dc:creator>tschuetz</dc:creator>
              <dc:date>2011-02-24T15:01:00</dc:date>
            </office:change-info>
            <text:list xml:id="list30728124" text:continue-numbering="true" text:style-name="L1">
              <text:list-item>
                <text:p text:style-name="P8">. Double-Click it. The diagram will open in the main area.</text:p>
              </text:list-item>
              <text:list-item>
                <text:p text:style-name="P8">In the “Available Content” view (upper left-hand side), select the “domain” section</text:p>
              </text:list-item>
            </text:list>
          </text:deletion>
        </text:changed-region>
        <text:changed-region xml:id="ct113233352" text:id="ct113233352">
          <text:deletion>
            <office:change-info>
              <dc:creator>Unknown Author</dc:creator>
              <dc:date>2010-12-03T12:47:00</dc:date>
            </office:change-info>
            <text:p text:style-name="P10"><office:annotation><dc:creator>Ingo Herwig</dc:creator><dc:date>2010-11-24T16:45:46.20</dc:date><text:p text:style-name="P69"><text:span text:style-name="T37">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xml:id="ct113233208" text:id="ct113233208">
          <text:deletion>
            <office:change-info>
              <dc:creator>tschuetz</dc:creator>
              <dc:date>2011-02-24T15:01:00</dc:date>
            </office:change-info>
            <text:list xml:id="list30738230" text:continue-numbering="true" text:style-name="L1">
              <text:list-item>
                <text:p text:style-name="P8">first class you simply need to For the </text:p>
              </text:list-item>
            </text:list>
            <text:list xml:id="list3206547823359093817" text:style-name="L3">
              <text:list-header>
                <text:p text:style-name="P16"><draw:frame draw:style-name="fr1" draw:name="Grafik5" text:anchor-type="paragraph" svg:width="2.0945in" svg:height="2.0283in" draw:z-index="0"><draw:image xlink:href="Pictures/10000000000000FF000000F753F79F3D.png" xlink:type="simple" xlink:show="embed" xlink:actuate="onLoad"/></draw:frame></text:p>
                <text:p text:style-name="P16"/>
              </text:list-header>
            </text:list>
            <text:list xml:id="list30713610" text:continue-list="list30738230" text:style-name="L1">
              <text:list-item>
                <text:p text:style-name="P8"><text:s/>Drag a ChiNode <text:s/>and drop in the diagram area for each new class you want to create..</text:p>
              </text:list-item>
            </text:list>
          </text:deletion>
        </text:changed-region>
        <text:changed-region xml:id="ct113233064" text:id="ct113233064">
          <text:deletion>
            <office:change-info>
              <dc:creator>Unknown Author</dc:creator>
              <dc:date>2010-11-25T15:42:00</dc:date>
            </office:change-info>
            <text:p text:style-name="P10">R</text:p>
          </text:deletion>
        </text:changed-region>
        <text:changed-region xml:id="ct113232920" text:id="ct113232920">
          <text:deletion>
            <office:change-info>
              <dc:creator>tschuetz</dc:creator>
              <dc:date>2011-02-24T15:01:00</dc:date>
            </office:change-info>
            <text:p text:style-name="P10">ename the example r</text:p>
          </text:deletion>
        </text:changed-region>
        <text:changed-region xml:id="ct113232776" text:id="ct113232776">
          <text:deletion>
            <office:change-info>
              <dc:creator>Unknown Author</dc:creator>
              <dc:date>2010-11-25T15:42:00</dc:date>
            </office:change-info>
            <text:p text:style-name="P10">class</text:p>
          </text:deletion>
        </text:changed-region>
        <text:changed-region xml:id="ct113232632" text:id="ct113232632">
          <text:deletion>
            <office:change-info>
              <dc:creator>tschuetz</dc:creator>
              <dc:date>2011-02-24T15:01:00</dc:date>
            </office:change-info>
            <text:list xml:id="list30728854" text:continue-numbering="true" text:style-name="L1">
              <text:list-item>
                <text:p text:style-name="P8"><text:s/>MyClass to “Enterprise” </text:p>
              </text:list-item>
            </text:list>
            <text:p text:style-name="Default_20_Text"><text:span text:style-name="T5"><draw:frame draw:style-name="fr5" draw:name="Grafik6" text:anchor-type="as-char" svg:width="2.9063in" svg:height="3.4898in" draw:z-index="0"><draw:image xlink:href="Pictures/200000070000183900001D160FD1DFB6.svm" xlink:type="simple" xlink:show="embed" xlink:actuate="onLoad"/></draw:frame></text:span><text:span text:style-name="T5"> <text:line-break/><text:line-break/></text:span></text:p>
            <text:list xml:id="list30737898" text:continue-list="list3206547823359093817" text:style-name="L3">
              <text:list-header>
                <text:p text:style-name="P16"/>
              </text:list-header>
            </text:list>
            <text:list xml:id="list30729522" text:continue-list="list30728854" text:style-name="L1">
              <text:list-item>
                <text:p text:style-name="P8">Right click on <text:s/>Enterprise and create </text:p>
              </text:list-item>
            </text:list>
          </text:deletion>
        </text:changed-region>
        <text:changed-region xml:id="ct113232488" text:id="ct113232488">
          <text:deletion>
            <office:change-info>
              <dc:creator>Unknown Author</dc:creator>
              <dc:date>2010-12-03T12:48:00</dc:date>
            </office:change-info>
            <text:p text:style-name="P10">two</text:p>
          </text:deletion>
        </text:changed-region>
        <text:changed-region xml:id="ct113232344" text:id="ct113232344">
          <text:deletion>
            <office:change-info>
              <dc:creator>tschuetz</dc:creator>
              <dc:date>2011-02-24T15:01:00</dc:date>
            </office:change-info>
            <text:p text:style-name="P10"><text:s/>attributeone</text:p>
          </text:deletion>
        </text:changed-region>
        <text:changed-region xml:id="ct113232200" text:id="ct113232200">
          <text:deletion>
            <office:change-info>
              <dc:creator>Unknown Author</dc:creator>
              <dc:date>2010-12-03T12:49:00</dc:date>
            </office:change-info>
            <text:p text:style-name="P10"><office:annotation><dc:creator>Ingo Herwig</dc:creator><dc:date>2010-11-24T16:42:07.19</dc:date><text:p text:style-name="P69"><text:span text:style-name="T37">Eigentlich das vorhandene umbenennen und ein neues hinzufügen</text:span></text:p></office:annotation>s</text:p>
          </text:deletion>
        </text:changed-region>
        <text:changed-region xml:id="ct113232056" text:id="ct113232056">
          <text:deletion>
            <office:change-info>
              <dc:creator>tschuetz</dc:creator>
              <dc:date>2011-02-24T15:01:00</dc:date>
            </office:change-info>
            <text:list xml:id="list30722557" text:continue-numbering="true" text:style-name="L1">
              <text:list-item>
                <text:p text:style-name="P8">.</text:p>
              </text:list-item>
            </text:list>
            <text:list xml:id="list30718056" text:continue-list="list30737898" text:style-name="L3">
              <text:list-header>
                <text:p text:style-name="P16"><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30730423" text:continue-list="list30722557" text:style-name="L1">
              <text:list-item>
                <text:p text:style-name="P8"/>
              </text:list-item>
            </text:list>
          </text:deletion>
        </text:changed-region>
        <text:changed-region xml:id="ct113231912" text:id="ct113231912">
          <text:deletion>
            <office:change-info>
              <dc:creator>Unknown Author</dc:creator>
              <dc:date>2010-12-03T12:49:00</dc:date>
            </office:change-info>
            <text:p text:style-name="P10">Call</text:p>
          </text:deletion>
        </text:changed-region>
        <text:changed-region xml:id="ct113231768" text:id="ct113231768">
          <text:deletion>
            <office:change-info>
              <dc:creator>tschuetz</dc:creator>
              <dc:date>2011-02-24T15:01:00</dc:date>
            </office:change-info>
            <text:p text:style-name="P10"><text:s/>them name and description.rename the 2 attributes of Enterprise as</text:p>
          </text:deletion>
        </text:changed-region>
        <text:changed-region xml:id="ct113231624" text:id="ct113231624">
          <text:deletion>
            <office:change-info>
              <dc:creator>Unknown Author</dc:creator>
              <dc:date>2010-12-05T10:12:00</dc:date>
            </office:change-info>
            <text:p text:style-name="P10"><text:line-break/></text:p>
          </text:deletion>
        </text:changed-region>
        <text:changed-region xml:id="ct113231480" text:id="ct113231480">
          <text:deletion>
            <office:change-info>
              <dc:creator>tschuetz</dc:creator>
              <dc:date>2011-02-24T15:01:00</dc:date>
            </office:change-info>
            <text:list xml:id="list30715741" text:continue-numbering="true" text:style-name="L1">
              <text:list-item>
                <text:p text:style-name="P5"/>
              </text:list-item>
            </text:list>
            <text:list xml:id="list30717501" text:continue-list="list30718056" text:style-name="L3">
              <text:list-header>
                <text:p text:style-name="P17"/>
              </text:list-header>
            </text:list>
            <text:list xml:id="list30715092" text:continue-list="list30715741" text:style-name="L1">
              <text:list-item>
                <text:p text:style-name="P8">Now click on <text:s/>“Enterprise” and <text:s/></text:p>
              </text:list-item>
            </text:list>
          </text:deletion>
        </text:changed-region>
        <text:changed-region xml:id="ct113231336" text:id="ct113231336">
          <text:deletion>
            <office:change-info>
              <dc:creator>Unbekannter Autor</dc:creator>
              <dc:date>2010-12-03T10:12:00</dc:date>
            </office:change-info>
            <text:p text:style-name="P10">write</text:p>
          </text:deletion>
        </text:changed-region>
        <text:changed-region xml:id="ct113231192" text:id="ct113231192">
          <text:deletion>
            <office:change-info>
              <dc:creator>tschuetz</dc:creator>
              <dc:date>2011-02-24T15:01:00</dc:date>
            </office:change-info>
            <text:p text:style-name="P10">check that </text:p>
          </text:deletion>
        </text:changed-region>
        <text:changed-region xml:id="ct113231088" text:id="ct113231088">
          <text:deletion>
            <office:change-info>
              <dc:creator>Unbekannter Autor</dc:creator>
              <dc:date>2010-12-03T10:12:00</dc:date>
            </office:change-info>
            <text:p text:style-name="P10"><text:s/>in the</text:p>
          </text:deletion>
        </text:changed-region>
        <text:changed-region xml:id="ct113237576" text:id="ct113237576">
          <text:deletion>
            <office:change-info>
              <dc:creator>tschuetz</dc:creator>
              <dc:date>2011-02-24T15:01:00</dc:date>
            </office:change-info>
            <text:p text:style-name="P10"><text:span text:style-name="T6">: </text:span><text:s/><text:span text:style-name="T6">is tag value </text:span>display_Value</text:p>
          </text:deletion>
        </text:changed-region>
        <text:changed-region xml:id="ct113237432" text:id="ct113237432">
          <text:deletion>
            <office:change-info>
              <dc:creator>Unknown Author</dc:creator>
              <dc:date>2010-11-25T15:40:00</dc:date>
            </office:change-info>
            <text:p text:style-name="P18">N</text:p>
          </text:deletion>
        </text:changed-region>
        <text:changed-region xml:id="ct113237288" text:id="ct113237288">
          <text:deletion>
            <office:change-info>
              <dc:creator>tschuetz</dc:creator>
              <dc:date>2011-02-24T15:01:00</dc:date>
            </office:change-info>
            <text:p text:style-name="P18">amen</text:p>
          </text:deletion>
        </text:changed-region>
        <text:changed-region xml:id="ct113237144" text:id="ct113237144">
          <text:deletion>
            <office:change-info>
              <dc:creator>Unbekannter Autor</dc:creator>
              <dc:date>2010-12-03T10:11:00</dc:date>
            </office:change-info>
            <text:p text:style-name="P18"><office:annotation><dc:creator>Ingo Herwig</dc:creator><dc:date>2010-11-24T16:43:13.19</dc:date><text:p text:style-name="P69"><text:span text:style-name="T37">name mit kleinem </text:span><text:span text:style-name="T39">n</text:span><text:span text:style-name="T37">! Laut Diagramm</text:span></text:p></office:annotation></text:p>
          </text:deletion>
        </text:changed-region>
        <text:changed-region xml:id="ct113237000" text:id="ct113237000">
          <text:deletion>
            <office:change-info>
              <dc:creator>tschuetz</dc:creator>
              <dc:date>2011-02-24T15:01:00</dc:date>
            </office:change-info>
            <text:p text:style-name="P18">. This is </text:p>
          </text:deletion>
        </text:changed-region>
        <text:changed-region xml:id="ct113236856" text:id="ct113236856">
          <text:deletion>
            <office:change-info>
              <dc:creator>Unknown Author</dc:creator>
              <dc:date>2010-12-03T12:49:00</dc:date>
            </office:change-info>
            <text:p text:style-name="P18">not necessary but useful</text:p>
          </text:deletion>
        </text:changed-region>
        <text:changed-region xml:id="ct113236712" text:id="ct113236712">
          <text:deletion>
            <office:change-info>
              <dc:creator>tschuetz</dc:creator>
              <dc:date>2011-02-24T15:01:00</dc:date>
            </office:change-info>
            <text:list xml:id="list30741597" text:continue-numbering="true" text:style-name="L1">
              <text:list-item>
                <text:p text:style-name="P8">.<text:line-break/></text:p>
              </text:list-item>
            </text:list>
            <text:list xml:id="list30733579" text:continue-list="list30717501" text:style-name="L3">
              <text:list-item>
                <text:p text:style-name="P16"><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16"/>
              </text:list-item>
            </text:list>
            <text:list xml:id="list30728592" text:continue-list="list30741597" text:style-name="L1">
              <text:list-item>
                <text:p text:style-name="P8">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xml:id="ct113236568" text:id="ct113236568">
          <text:deletion>
            <office:change-info>
              <dc:creator>Unknown Author</dc:creator>
              <dc:date>2010-11-25T15:40:00</dc:date>
            </office:change-info>
            <text:p text:style-name="P10">D</text:p>
          </text:deletion>
        </text:changed-region>
        <text:changed-region xml:id="ct113236424" text:id="ct113236424">
          <text:deletion>
            <office:change-info>
              <dc:creator>tschuetz</dc:creator>
              <dc:date>2011-02-24T15:01:00</dc:date>
            </office:change-info>
            <text:p text:style-name="P10">escriptiond</text:p>
          </text:deletion>
        </text:changed-region>
        <text:changed-region xml:id="ct113236280" text:id="ct113236280">
          <text:deletion>
            <office:change-info>
              <dc:creator>Unknown Author</dc:creator>
              <dc:date>2010-12-03T13:49:00</dc:date>
            </office:change-info>
            <text:p text:style-name="P10"><office:annotation><dc:creator>Ingo Herwig</dc:creator><dc:date>2010-11-24T16:44:13.19</dc:date><text:p text:style-name="P69"><text:span text:style-name="T37">Kleines d in description laut Diagramm</text:span></text:p></office:annotation></text:p>
          </text:deletion>
        </text:changed-region>
        <text:changed-region xml:id="ct113236136" text:id="ct113236136">
          <text:deletion>
            <office:change-info>
              <dc:creator>tschuetz</dc:creator>
              <dc:date>2011-02-24T15:01:00</dc:date>
            </office:change-info>
            <text:p text:style-name="P10">” select <text:s/>“fckeditor” from the drop</text:p>
          </text:deletion>
        </text:changed-region>
        <text:changed-region xml:id="ct113235992" text:id="ct113235992">
          <text:deletion>
            <office:change-info>
              <dc:creator>Unknown Author</dc:creator>
              <dc:date>2010-11-25T15:40:00</dc:date>
            </office:change-info>
            <text:p text:style-name="P10">d</text:p>
          </text:deletion>
        </text:changed-region>
        <text:changed-region xml:id="ct113235848" text:id="ct113235848">
          <text:deletion>
            <office:change-info>
              <dc:creator>tschuetz</dc:creator>
              <dc:date>2011-02-24T15:01:00</dc:date>
            </office:change-info>
            <text:list xml:id="list30716672" text:continue-numbering="true" text:style-name="L1">
              <text:list-item>
                <text:p text:style-name="P8">own menu. This will generate a WYSIWYG editor for describing the Enterprise.<text:line-break/><text:line-break/></text:p>
              </text:list-item>
              <text:list-item>
                <text:p text:style-name="P8">Now repeat the above steps to add another <text:s/>ChiNode, named 'Worker', to the projectD</text:p>
              </text:list-item>
            </text:list>
          </text:deletion>
        </text:changed-region>
        <text:changed-region xml:id="ct113235704" text:id="ct113235704">
          <text:deletion>
            <office:change-info>
              <dc:creator>Ingo Herwig</dc:creator>
              <dc:date>2010-11-24T16:47:00</dc:date>
            </office:change-info>
            <text:p text:style-name="P10">" </text:p>
          </text:deletion>
        </text:changed-region>
        <text:changed-region xml:id="ct113235560" text:id="ct113235560">
          <text:deletion>
            <office:change-info>
              <dc:creator>tschuetz</dc:creator>
              <dc:date>2011-02-24T15:01:00</dc:date>
            </office:change-info>
            <text:list xml:id="list30732716" text:continue-numbering="true" text:style-name="L1">
              <text:list-item>
                <text:p text:style-name="P8"><text:s/>that inherits from EntityBase.<text:line-break/></text:p>
              </text:list-item>
              <text:list-item>
                <text:p text:style-name="P8">Add to </text:p>
              </text:list-item>
            </text:list>
          </text:deletion>
        </text:changed-region>
        <text:changed-region xml:id="ct113235416" text:id="ct113235416">
          <text:deletion>
            <office:change-info>
              <dc:creator>Ingo Herwig</dc:creator>
              <dc:date>2010-11-24T16:48:00</dc:date>
            </office:change-info>
            <text:p text:style-name="P10">to</text:p>
          </text:deletion>
        </text:changed-region>
        <text:changed-region xml:id="ct113235272" text:id="ct113235272">
          <text:deletion>
            <office:change-info>
              <dc:creator>tschuetz</dc:creator>
              <dc:date>2011-02-24T15:01:00</dc:date>
            </office:change-info>
            <text:list xml:id="list30733552" text:continue-numbering="true" text:style-name="L1">
              <text:list-item>
                <text:p text:style-name="P8"><text:s/>Worker class two attributes: name and role<text:line-break/></text:p>
              </text:list-item>
              <text:list-item>
                <text:p text:style-name="P8">In the tagged value “input_type” of the attribute “the</text:p>
              </text:list-item>
            </text:list>
          </text:deletion>
        </text:changed-region>
        <text:changed-region xml:id="ct113235128" text:id="ct113235128">
          <text:deletion>
            <office:change-info>
              <dc:creator>Unknown Author</dc:creator>
              <dc:date>2010-11-25T15:40:00</dc:date>
            </office:change-info>
            <text:p text:style-name="P10">R</text:p>
          </text:deletion>
        </text:changed-region>
        <text:changed-region xml:id="ct113234984" text:id="ct113234984">
          <text:deletion>
            <office:change-info>
              <dc:creator>tschuetz</dc:creator>
              <dc:date>2011-02-24T15:01:00</dc:date>
            </office:change-info>
            <text:p text:style-name="P10">oler</text:p>
          </text:deletion>
        </text:changed-region>
        <text:changed-region xml:id="ct113234840" text:id="ct113234840">
          <text:deletion>
            <office:change-info>
              <dc:creator>Unbekannter Autor</dc:creator>
              <dc:date>2010-12-02T15:01:00</dc:date>
            </office:change-info>
            <text:p text:style-name="P10"><office:annotation><dc:creator>Ingo Herwig</dc:creator><dc:date>2010-11-24T16:47:27.19</dc:date><text:p text:style-name="P69"><text:span text:style-name="T37">Klein schreiben</text:span></text:p></office:annotation></text:p>
          </text:deletion>
        </text:changed-region>
        <text:changed-region xml:id="ct113234696" text:id="ct113234696">
          <text:deletion>
            <office:change-info>
              <dc:creator>tschuetz</dc:creator>
              <dc:date>2011-02-24T15:01:00</dc:date>
            </office:change-info>
            <text:p text:style-name="P10">” type </text:p>
          </text:deletion>
        </text:changed-region>
        <text:changed-region xml:id="ct113288784" text:id="ct113288784">
          <text:deletion>
            <office:change-info>
              <dc:creator>Ingo Herwig</dc:creator>
              <dc:date>2010-11-24T16:49:00</dc:date>
            </office:change-info>
            <text:p text:style-name="P10"><text:s/></text:p>
          </text:deletion>
        </text:changed-region>
        <text:changed-region xml:id="ct113288640" text:id="ct113288640">
          <text:deletion>
            <office:change-info>
              <dc:creator>tschuetz</dc:creator>
              <dc:date>2011-02-24T15:01:00</dc:date>
            </office:change-info>
            <text:list xml:id="list30729405" text:continue-numbering="true" text:style-name="L1">
              <text:list-item>
                <text:p text:style-name="P8">“select#fix:Boss|Marketing|Employee”. This will generate a pull down menu with those values.<text:line-break/></text:p>
              </text:list-item>
              <text:list-item>
                <text:p text:style-name="P8">Your diagram now must be similar to:<text:line-break/></text:p>
              </text:list-item>
            </text:list>
          </text:deletion>
        </text:changed-region>
        <text:changed-region xml:id="ct113288496" text:id="ct113288496">
          <text:deletion>
            <office:change-info>
              <dc:creator>Unknown Author</dc:creator>
              <dc:date>2010-12-05T10:12:00</dc:date>
            </office:change-info>
            <text:p text:style-name="P10"><text:line-break/></text:p>
          </text:deletion>
        </text:changed-region>
        <text:changed-region xml:id="ct113288352" text:id="ct113288352">
          <text:deletion>
            <office:change-info>
              <dc:creator>tschuetz</dc:creator>
              <dc:date>2011-02-24T15:01:00</dc:date>
            </office:change-info>
            <text:list xml:id="list30720565" text:continue-numbering="true" text:style-name="L1">
              <text:list-item>
                <text:p text:style-name="P5"/>
              </text:list-item>
            </text:list>
            <text:list xml:id="list30742046" text:continue-list="list30733579" text:style-name="L3">
              <text:list-item>
                <text:p text:style-name="P16"><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16"><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30719143" text:continue-list="list30720565" text:style-name="L1">
              <text:list-item>
                <text:p text:style-name="P8">In composition property set the SourceNavigability <text:span text:style-name="T7">and</text:span> TargetNavigability <text:s/>as </text:p>
              </text:list-item>
            </text:list>
          </text:deletion>
        </text:changed-region>
        <text:changed-region xml:id="ct113288208" text:id="ct113288208">
          <text:deletion>
            <office:change-info>
              <dc:creator>Ingo Herwig</dc:creator>
              <dc:date>2010-11-24T16:50:00</dc:date>
            </office:change-info>
            <text:p text:style-name="P10">Bi-</text:p>
          </text:deletion>
        </text:changed-region>
        <text:changed-region xml:id="ct113288064" text:id="ct113288064">
          <text:deletion>
            <office:change-info>
              <dc:creator>tschuetz</dc:creator>
              <dc:date>2011-02-24T15:01:00</dc:date>
            </office:change-info>
            <text:list xml:id="list30731460" text:continue-numbering="true" text:style-name="L1">
              <text:list-item>
                <text:p text:style-name="P8">Navigable.</text:p>
              </text:list-item>
            </text:list>
            <text:list xml:id="list30741004" text:continue-list="list30742046" text:style-name="L3">
              <text:list-header>
                <text:p text:style-name="P16"/>
              </text:list-header>
            </text:list>
            <text:list xml:id="list30728009" text:continue-list="list30731460" text:style-name="L1">
              <text:list-item>
                <text:p text:style-name="P8">Set the multiplicity for the Source (Enterprise) to “1..1”; for the target <text:s/>(Worker) “1..*”. This means that an enterprise must have always at least a worker.<text:line-break/></text:p>
              </text:list-item>
            </text:list>
          </text:deletion>
        </text:changed-region>
        <text:changed-region xml:id="ct113287920" text:id="ct113287920">
          <text:deletion>
            <office:change-info>
              <dc:creator>Unknown Author</dc:creator>
              <dc:date>2010-12-05T10:13:00</dc:date>
            </office:change-info>
            <text:p text:style-name="P10"><text:line-break/></text:p>
          </text:deletion>
        </text:changed-region>
        <text:changed-region xml:id="ct113287776" text:id="ct113287776">
          <text:deletion>
            <office:change-info>
              <dc:creator>tschuetz</dc:creator>
              <dc:date>2011-02-24T15:01:00</dc:date>
            </office:change-info>
            <text:list xml:id="list30729863" text:continue-numbering="true" text:style-name="L1">
              <text:list-item>
                <text:p text:style-name="P8"><text:line-break/></text:p>
              </text:list-item>
              <text:list-item>
                <text:p text:style-name="P8">The results should </text:p>
              </text:list-item>
            </text:list>
          </text:deletion>
        </text:changed-region>
        <text:changed-region xml:id="ct113287632" text:id="ct113287632">
          <text:deletion>
            <office:change-info>
              <dc:creator>Unbekannter Autor</dc:creator>
              <dc:date>2010-12-03T12:19:00</dc:date>
            </office:change-info>
            <text:p text:style-name="P10">looks</text:p>
          </text:deletion>
        </text:changed-region>
        <text:changed-region xml:id="ct113287488" text:id="ct113287488">
          <text:deletion>
            <office:change-info>
              <dc:creator>tschuetz</dc:creator>
              <dc:date>2011-02-24T15:01:00</dc:date>
            </office:change-info>
            <text:list xml:id="list30724445" text:continue-numbering="true" text:style-name="L1">
              <text:list-item>
                <text:p text:style-name="P8"><text:s/>like:<text:line-break/></text:p>
              </text:list-item>
            </text:list>
            <text:p text:style-name="Heading_20_3">Configuration</text:p>
            <text:list xml:id="list30729941" text:continue-list="list30741004" text:style-name="L3">
              <text:list-item>
                <text:p text:style-name="P16">In the project browser go to to the package <text:span text:style-name="T8">configuration/default</text:span> and open the diagram <text:span text:style-name="T8">configuration</text:span></text:p>
                <text:p text:style-name="P16"><draw:frame draw:style-name="fr6" draw:name="graphics11" text:anchor-type="paragraph" svg:width="1.9898in" svg:height="2.4898in" draw:z-index="0"><draw:image xlink:href="Pictures/10000000000000BF000000EF2DF3F606.png" xlink:type="simple" xlink:show="embed" xlink:actuate="onLoad"/></draw:frame><text:line-break/></text:p>
              </text:list-item>
              <text:list-item>
                <text:p text:style-name="P16">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19">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30727539" text:continue-list="list30724445" text:style-name="L1">
              <text:list-item>
                <text:p text:style-name="P8">In Package server.inilook</text:p>
              </text:list-item>
            </text:list>
          </text:deletion>
        </text:changed-region>
        <text:changed-region xml:id="ct113287344" text:id="ct113287344">
          <text:deletion>
            <office:change-info>
              <dc:creator>Unbekannter Autor</dc:creator>
              <dc:date>2010-12-02T15:01:00</dc:date>
            </office:change-info>
            <text:p text:style-name="P10"><office:annotation><dc:creator>Ingo Herwig</dc:creator><dc:date>2010-11-24T16:53:29.19</dc:date><text:p text:style-name="P69"><text:span text:style-name="T37">Package Angabe ist unnötig, weil man vom Diagramm ausgeht. Ansonsten würde ich sie bei der CMS Klasse auch ergänzen</text:span></text:p></office:annotation></text:p>
          </text:deletion>
        </text:changed-region>
        <text:changed-region xml:id="ct113287200" text:id="ct113287200">
          <text:deletion>
            <office:change-info>
              <dc:creator>tschuetz</dc:creator>
              <dc:date>2011-02-24T15:01:00</dc:date>
            </office:change-info>
            <text:p text:style-name="P10">,edit the Class Database;click the Property dbNameopen the diagram with the same name and <text:s/></text:p>
          </text:deletion>
        </text:changed-region>
        <text:changed-region xml:id="ct113287056" text:id="ct113287056">
          <text:deletion>
            <office:change-info>
              <dc:creator>Unknown Author</dc:creator>
              <dc:date>2010-12-03T12:54:00</dc:date>
            </office:change-info>
            <text:p text:style-name="P10"><text:s/>and set setting</text:p>
          </text:deletion>
        </text:changed-region>
        <text:changed-region xml:id="ct113286912" text:id="ct113286912">
          <text:deletion>
            <office:change-info>
              <dc:creator>tschuetz</dc:creator>
              <dc:date>2011-02-24T15:01:00</dc:date>
            </office:change-info>
            <text:p text:style-name="P10"><text:s/>the default value to set</text:p>
          </text:deletion>
        </text:changed-region>
        <text:changed-region xml:id="ct113286768" text:id="ct113286768">
          <text:deletion>
            <office:change-info>
              <dc:creator>Unknown Author</dc:creator>
              <dc:date>2010-12-03T12:55:00</dc:date>
            </office:change-info>
            <text:p text:style-name="P10">the name of a Database </text:p>
          </text:deletion>
        </text:changed-region>
        <text:changed-region xml:id="ct113286624" text:id="ct113286624">
          <text:deletion>
            <office:change-info>
              <dc:creator>tschuetz</dc:creator>
              <dc:date>2011-02-24T15:01:00</dc:date>
            </office:change-info>
            <text:p text:style-name="P10">'HelloWorld' (</text:p>
          </text:deletion>
        </text:changed-region>
        <text:changed-region xml:id="ct113286480" text:id="ct113286480">
          <text:deletion>
            <office:change-info>
              <dc:creator>Unbekannter Autor</dc:creator>
              <dc:date>2010-12-03T12:20:00</dc:date>
            </office:change-info>
            <text:p text:style-name="P10">you</text:p>
          </text:deletion>
        </text:changed-region>
        <text:changed-region xml:id="ct113286336" text:id="ct113286336">
          <text:deletion>
            <office:change-info>
              <dc:creator>tschuetz</dc:creator>
              <dc:date>2011-02-24T15:01:00</dc:date>
            </office:change-info>
            <text:p text:style-name="P10"><text:s/>dcreatebe <text:s/>will <text:s/>database this</text:p>
          </text:deletion>
        </text:changed-region>
        <text:changed-region xml:id="ct113286192" text:id="ct113286192">
          <text:deletion>
            <office:change-info>
              <dc:creator>Unknown Author</dc:creator>
              <dc:date>2010-12-03T12:54:00</dc:date>
            </office:change-info>
            <text:p text:style-name="P10">autonatically</text:p>
          </text:deletion>
        </text:changed-region>
        <text:changed-region xml:id="ct113286048" text:id="ct113286048">
          <text:deletion>
            <office:change-info>
              <dc:creator>tschuetz</dc:creator>
              <dc:date>2011-02-24T15:01:00</dc:date>
            </office:change-info>
            <text:p text:style-name="P10"><text:s/>automatically</text:p>
          </text:deletion>
        </text:changed-region>
        <text:changed-region xml:id="ct113285904" text:id="ct113285904">
          <text:deletion>
            <office:change-info>
              <dc:creator>Unbekannter Autor</dc:creator>
              <dc:date>2010-12-03T12:20:00</dc:date>
            </office:change-info>
            <text:p text:style-name="P10">this Database </text:p>
          </text:deletion>
        </text:changed-region>
        <text:changed-region xml:id="ct113292416" text:id="ct113292416">
          <text:deletion>
            <office:change-info>
              <dc:creator>tschuetz</dc:creator>
              <dc:date>2011-02-24T15:01:00</dc:date>
            </office:change-info>
            <text:p text:style-name="P10">later), additionally </text:p>
          </text:deletion>
        </text:changed-region>
        <text:changed-region xml:id="ct113292272" text:id="ct113292272">
          <text:deletion>
            <office:change-info>
              <dc:creator>Unknown Author</dc:creator>
              <dc:date>2010-12-03T12:55:00</dc:date>
            </office:change-info>
            <text:p text:style-name="P10">set</text:p>
          </text:deletion>
        </text:changed-region>
        <text:changed-region xml:id="ct113292128" text:id="ct113292128">
          <text:deletion>
            <office:change-info>
              <dc:creator>tschuetz</dc:creator>
              <dc:date>2011-02-24T15:01:00</dc:date>
            </office:change-info>
            <text:p text:style-name="P10"><text:s/>check</text:p>
          </text:deletion>
        </text:changed-region>
        <text:changed-region xml:id="ct113291984" text:id="ct113291984">
          <text:deletion>
            <office:change-info>
              <dc:creator>Unknown Author</dc:creator>
              <dc:date>2010-12-03T12:55:00</dc:date>
            </office:change-info>
            <text:p text:style-name="P10">also </text:p>
          </text:deletion>
        </text:changed-region>
        <text:changed-region xml:id="ct113291840" text:id="ct113291840">
          <text:deletion>
            <office:change-info>
              <dc:creator>tschuetz</dc:creator>
              <dc:date>2011-02-24T15:01:00</dc:date>
            </office:change-info>
            <text:p text:style-name="P10"><text:s text:c="2"/>dbUserName <text:s/>ofthe propertythat </text:p>
          </text:deletion>
        </text:changed-region>
        <text:changed-region xml:id="ct113291696" text:id="ct113291696">
          <text:deletion>
            <office:change-info>
              <dc:creator>Unknown Author</dc:creator>
              <dc:date>2010-12-03T12:55:00</dc:date>
            </office:change-info>
            <text:p text:style-name="P10">to</text:p>
          </text:deletion>
        </text:changed-region>
        <text:changed-region xml:id="ct113291552" text:id="ct113291552">
          <text:deletion>
            <office:change-info>
              <dc:creator>tschuetz</dc:creator>
              <dc:date>2011-02-24T15:01:00</dc:date>
            </office:change-info>
            <text:p text:style-name="P10"><text:s/>“root” and the dbPassword is</text:p>
          </text:deletion>
        </text:changed-region>
        <text:changed-region xml:id="ct113291408" text:id="ct113291408">
          <text:deletion>
            <office:change-info>
              <dc:creator>Unknown Author</dc:creator>
              <dc:date>2010-12-03T12:56:00</dc:date>
            </office:change-info>
            <text:p text:style-name="P10">to</text:p>
          </text:deletion>
        </text:changed-region>
        <text:changed-region xml:id="ct113291264" text:id="ct113291264">
          <text:deletion>
            <office:change-info>
              <dc:creator>tschuetz</dc:creator>
              <dc:date>2011-02-24T15:01:00</dc:date>
            </office:change-info>
            <text:list xml:id="list30730693" text:continue-numbering="true" text:style-name="L1">
              <text:list-item>
                <text:p text:style-name="P8">for that database. </text:p>
              </text:list-item>
            </text:list>
            <text:list xml:id="list30733518" text:continue-list="list30729941" text:style-name="L3">
              <text:list-header>
                <text:p text:style-name="P16"><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30736996" text:continue-list="list30730693" text:style-name="L1">
              <text:list-item>
                <text:p text:style-name="P8">You are ready with the model!(blank) <text:s/>“” is</text:p>
              </text:list-item>
            </text:list>
          </text:deletion>
        </text:changed-region>
        <text:changed-region xml:id="ct113291120" text:id="ct113291120">
          <text:deletion>
            <office:change-info>
              <dc:creator>Unknown Author</dc:creator>
              <dc:date>2010-11-25T16:02:00</dc:date>
            </office:change-info>
            <text:p text:style-name="P10"><text:s/>Now</text:p>
          </text:deletion>
        </text:changed-region>
        <text:changed-region xml:id="ct113290976" text:id="ct113290976">
          <text:deletion>
            <office:change-info>
              <dc:creator>tschuetz</dc:creator>
              <dc:date>2011-02-24T15:01:00</dc:date>
            </office:change-info>
            <text:p text:style-name="P10"><text:s/>ouY </text:p>
          </text:deletion>
        </text:changed-region>
        <text:changed-region xml:id="ct113290832" text:id="ct113290832">
          <text:deletion>
            <office:change-info>
              <dc:creator>Unknown Author</dc:creator>
              <dc:date>2010-11-25T16:02:00</dc:date>
            </office:change-info>
            <text:p text:style-name="P10"><text:s/></text:p>
          </text:deletion>
        </text:changed-region>
        <text:changed-region xml:id="ct113290688" text:id="ct113290688">
          <text:deletion>
            <office:change-info>
              <dc:creator>tschuetz</dc:creator>
              <dc:date>2011-02-24T15:01:00</dc:date>
            </office:change-info>
            <text:list xml:id="list30724485" text:continue-numbering="true" text:style-name="L1">
              <text:list-item>
                <text:p text:style-name="P5"/>
              </text:list-item>
              <text:list-item>
                <text:p text:style-name="P8"><text:s/>in the left pane, Right click on the root of the project <text:line-break/>generate the application.Now will </text:p>
              </text:list-item>
            </text:list>
          </text:deletion>
        </text:changed-region>
        <text:changed-region xml:id="ct113290544" text:id="ct113290544">
          <text:deletion>
            <office:change-info>
              <dc:creator>Unknown Author</dc:creator>
              <dc:date>2010-11-25T15:49:00</dc:date>
            </office:change-info>
            <text:p text:style-name="P10">Chronos_default_default</text:p>
          </text:deletion>
        </text:changed-region>
        <text:changed-region xml:id="ct113290400" text:id="ct113290400">
          <text:deletion>
            <office:change-info>
              <dc:creator>tschuetz</dc:creator>
              <dc:date>2011-02-24T15:01:00</dc:date>
            </office:change-info>
            <text:p text:style-name="P10">hello World</text:p>
          </text:deletion>
        </text:changed-region>
        <text:changed-region xml:id="ct113290256" text:id="ct113290256">
          <text:deletion>
            <office:change-info>
              <dc:creator>Unbekannter Autor</dc:creator>
              <dc:date>2010-12-02T15:03:00</dc:date>
            </office:change-info>
            <text:p text:style-name="P10"><office:annotation><dc:creator>Ingo Herwig</dc:creator><dc:date>2010-11-24T16:55:55.17</dc:date><text:p text:style-name="P69"><text:span text:style-name="T37">Das Projekt heisst “Hello World“</text:span></text:p></office:annotation></text:p>
          </text:deletion>
        </text:changed-region>
        <text:changed-region xml:id="ct113290112" text:id="ct113290112">
          <text:deletion>
            <office:change-info>
              <dc:creator>tschuetz</dc:creator>
              <dc:date>2011-02-24T15:01:00</dc:date>
            </office:change-info>
            <text:list xml:id="list30716086" text:continue-numbering="true" text:style-name="L1">
              <text:list-item>
                <text:p text:style-name="P8">. And select “generate code”<text:line-break/></text:p>
              </text:list-item>
            </text:list>
            <text:p text:style-name="P7"><draw:frame draw:style-name="fr1" draw:name="graphics10" text:anchor-type="paragraph" svg:width="2.1661in" svg:height="1.2846in" draw:z-index="0"><draw:image xlink:href="Pictures/1000000000000101000000D7EA67E519.png" xlink:type="simple" xlink:show="embed" xlink:actuate="onLoad"/></draw:frame></text:p>
            <text:list xml:id="list30724318" text:continue-list="list30733518" text:style-name="L3">
              <text:list-header>
                <text:p text:style-name="P16"><text:line-break/></text:p>
              </text:list-header>
              <text:list-item>
                <text:p text:style-name="P16">click select the Chi CMF cartridge and click on “Generate”</text:p>
              </text:list-item>
            </text:list>
            <text:p text:style-name="P7"><draw:frame draw:style-name="fr1" draw:name="graphics1" text:anchor-type="paragraph" svg:width="5.1457in" svg:height="3.3228in" draw:z-index="0"><draw:image xlink:href="Pictures/10000000000001F600000142B222F83B.png" xlink:type="simple" xlink:show="embed" xlink:actuate="onLoad"/></draw:frame></text:p>
            <text:p text:style-name="P7"><draw:frame draw:style-name="fr4" draw:name="graphics6" text:anchor-type="paragraph" svg:x="1.3181in" svg:y="0.5543in" svg:width="3.3646in" svg:height="0.948in" draw:z-index="0"><draw:image xlink:href="Pictures/10000000000001430000005BCDA2DA34.png" xlink:type="simple" xlink:show="embed" xlink:actuate="onLoad"/></draw:frame></text:p>
            <text:list xml:id="list30739696" text:continue-list="list30716086" text:style-name="L1">
              <text:list-item>
                <text:p text:style-name="P8"/>
              </text:list-item>
            </text:list>
          </text:deletion>
        </text:changed-region>
        <text:changed-region xml:id="ct113289968" text:id="ct113289968">
          <text:deletion>
            <office:change-info>
              <dc:creator>Unbekannter Autor</dc:creator>
              <dc:date>2010-12-03T12:21:00</dc:date>
            </office:change-info>
            <text:p text:style-name="P10">you</text:p>
          </text:deletion>
        </text:changed-region>
        <text:changed-region xml:id="ct113289824" text:id="ct113289824">
          <text:deletion>
            <office:change-info>
              <dc:creator>tschuetz</dc:creator>
              <dc:date>2011-02-24T15:01:00</dc:date>
            </office:change-info>
            <text:p text:style-name="P10"><text:s/>will see a following messageYou</text:p>
          </text:deletion>
        </text:changed-region>
        <text:changed-region xml:id="ct113289680" text:id="ct113289680">
          <text:deletion>
            <office:change-info>
              <dc:creator>Unknown Author</dc:creator>
              <dc:date>2010-12-03T12:37:00</dc:date>
            </office:change-info>
            <text:p text:style-name="P10"><office:annotation><dc:creator>Ingo Herwig</dc:creator><dc:date>2010-11-24T16:59:23.17</dc:date><text:p text:style-name="P69"><text:span text:style-name="T37">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xml:id="ct113289576" text:id="ct113289576">
          <text:deletion>
            <office:change-info>
              <dc:creator>tschuetz</dc:creator>
              <dc:date>2011-02-24T15:01:00</dc:date>
            </office:change-info>
            <text:list xml:id="list30720556" text:continue-numbering="true" text:style-name="L1">
              <text:list-item>
                <text:p text:style-name="P8"><text:span text:style-name="T13">log in with SSH and </text:span><text:line-break/></text:p>
              </text:list-item>
            </text:list>
            <text:list xml:id="list30730610" text:continue-list="list30724318" text:style-name="L3">
              <text:list-item>
                <text:p text:style-name="P20"><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1">18002 [main] INFO <text:s/>WorkflowRunner - workflow completed in 14613ms!</text:p>
                <text:p text:style-name="P21"/>
                <text:p text:style-name="P16"/>
              </text:list-item>
            </text:list>
            <text:p text:style-name="Heading_20_3">Running the application</text:p>
            <text:list xml:id="list30725408" text:continue-list="list30720556" text:style-name="L1">
              <text:list-item>
                <text:p text:style-name="P8"/>
              </text:list-item>
            </text:list>
          </text:deletion>
        </text:changed-region>
        <text:changed-region xml:id="ct113289472" text:id="ct113289472">
          <text:deletion>
            <office:change-info>
              <dc:creator>Unknown Author</dc:creator>
              <dc:date>2010-11-25T15:55:00</dc:date>
            </office:change-info>
            <text:p text:style-name="P22">B</text:p>
          </text:deletion>
        </text:changed-region>
        <text:changed-region xml:id="ct113295920" text:id="ct113295920">
          <text:deletion>
            <office:change-info>
              <dc:creator>tschuetz</dc:creator>
              <dc:date>2011-02-24T15:01:00</dc:date>
            </office:change-info>
            <text:p text:style-name="P22">rowse to the generation target folder: <text:line-break/>b</text:p>
          </text:deletion>
        </text:changed-region>
        <text:changed-region xml:id="ct113295776" text:id="ct113295776">
          <text:deletion>
            <office:change-info>
              <dc:creator>Unknown Author</dc:creator>
              <dc:date>2010-11-25T15:55:00</dc:date>
            </office:change-info>
            <text:p text:style-name="P22">[YOURURL]/generated/wcmf</text:p>
          </text:deletion>
        </text:changed-region>
        <text:changed-region xml:id="ct113295632" text:id="ct113295632">
          <text:deletion>
            <office:change-info>
              <dc:creator>tschuetz</dc:creator>
              <dc:date>2011-02-24T15:01:00</dc:date>
            </office:change-info>
            <text:list xml:id="list30739014" text:continue-numbering="true" text:style-name="L1">
              <text:list-item>
                <text:p text:style-name="P8">and check the files the generator created for you.<text:line-break/></text:p>
              </text:list-item>
              <text:list-item>
                <text:p text:style-name="P8">In the sub folder .../application/include/model/ folder you must have:<text:span text:style-name="T15">…</text:span><text:span text:style-name="T13"> <text:line-break/><text:line-break/> /opt/lampp/htdocs/cwm0992/generated/wcmf</text:span></text:p>
              </text:list-item>
            </text:list>
          </text:deletion>
        </text:changed-region>
        <text:changed-region xml:id="ct113295488" text:id="ct113295488">
          <text:deletion>
            <office:change-info>
              <dc:creator>Unbekannter Autor</dc:creator>
              <dc:date>2010-12-03T12:22:00</dc:date>
            </office:change-info>
            <text:p text:style-name="P10"><office:annotation><dc:creator>Unknown Author</dc:creator><dc:date>2010-11-25T15:56:46.17</dc:date><text:p text:style-name="P69"><text:span text:style-name="T36">Here would be better to generates in a runnable position....</text:span></text:p></office:annotation></text:p>
          </text:deletion>
        </text:changed-region>
        <text:changed-region xml:id="ct113295344" text:id="ct113295344">
          <text:deletion>
            <office:change-info>
              <dc:creator>tschuetz</dc:creator>
              <dc:date>2011-02-24T15:01:00</dc:date>
            </office:change-info>
            <text:list xml:id="list30731311" text:continue-numbering="true" text:style-name="L1">
              <text:list-item>
                <text:p text:style-name="P8"><text:line-break/></text:p>
                <text:p text:style-name="P11"><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8"/>
              </text:list-item>
            </text:list>
          </text:deletion>
        </text:changed-region>
        <text:changed-region xml:id="ct113295200" text:id="ct113295200">
          <text:deletion>
            <office:change-info>
              <dc:creator>Unknown Author</dc:creator>
              <dc:date>2010-11-25T15:57:00</dc:date>
            </office:change-info>
            <text:list xml:id="list30721175" text:continue-numbering="true" text:style-name="L1">
              <text:list-item>
                <text:p text:style-name="P5"/>
              </text:list-item>
              <text:list-item>
                <text:p text:style-name="P8"/>
              </text:list-item>
            </text:list>
          </text:deletion>
        </text:changed-region>
        <text:changed-region xml:id="ct113295056" text:id="ct113295056">
          <text:deletion>
            <office:change-info>
              <dc:creator>tschuetz</dc:creator>
              <dc:date>2011-02-24T15:01:00</dc:date>
            </office:change-info>
            <text:list xml:id="list30734965" text:continue-numbering="true" text:style-name="L1">
              <text:list-item>
                <text:p text:style-name="P8">Browse to</text:p>
              </text:list-item>
              <text:list-item>
                <text:p text:style-name="P5"/>
              </text:list-item>
            </text:list>
          </text:deletion>
        </text:changed-region>
        <text:changed-region xml:id="ct113294912" text:id="ct113294912">
          <text:deletion>
            <office:change-info>
              <dc:creator>Unbekannter Autor</dc:creator>
              <dc:date>2010-12-02T15:03:00</dc:date>
            </office:change-info>
            <text:p text:style-name="P10"><text:s/><text:a xlink:type="simple" xlink:href="http://localhost/helloworld/application/">http://localhost/helloworld/application/</text:a> <text:a xlink:type="simple" xlink:href="http://localhost/phpmyadmin/"><text:s/></text:a>The development page</text:p>
          </text:deletion>
        </text:changed-region>
        <text:changed-region xml:id="ct113294768" text:id="ct113294768">
          <text:deletion>
            <office:change-info>
              <dc:creator>tschuetz</dc:creator>
              <dc:date>2011-02-24T15:01:00</dc:date>
            </office:change-info>
            <text:p text:style-name="P10">http:/[YOURIP]/cwm/generated/ChiCmf/ <text:s/></text:p>
          </text:deletion>
        </text:changed-region>
        <text:changed-region xml:id="ct113294624" text:id="ct113294624">
          <text:deletion>
            <office:change-info>
              <dc:creator>Unknown Author</dc:creator>
              <dc:date>2010-12-03T12:36:00</dc:date>
            </office:change-info>
            <text:p text:style-name="P10">Chronos_default</text:p>
          </text:deletion>
        </text:changed-region>
        <text:changed-region xml:id="ct113294480" text:id="ct113294480">
          <text:deletion>
            <office:change-info>
              <dc:creator>tschuetz</dc:creator>
              <dc:date>2011-02-24T15:01:00</dc:date>
            </office:change-info>
            <text:list xml:id="list30715735" text:continue-numbering="true" text:style-name="L1">
              <text:list-item>
                <text:p text:style-name="P8">automatically open. /application/</text:p>
              </text:list-item>
              <text:list-item>
                <text:p text:style-name="P8">the project page helloWorld</text:p>
              </text:list-item>
            </text:list>
          </text:deletion>
        </text:changed-region>
        <text:changed-region xml:id="ct113294336" text:id="ct113294336">
          <text:deletion>
            <office:change-info>
              <dc:creator>Unbekannter Autor</dc:creator>
              <dc:date>2010-12-03T12:22:00</dc:date>
            </office:change-info>
            <text:list xml:id="list30741036" text:continue-numbering="true" text:style-name="L1">
              <text:list-item>
                <text:p text:style-name="P8">Click on the PHPmyAdmin Link.<text:line-break/><text:line-break/></text:p>
              </text:list-item>
              <text:list-item>
                <text:p text:style-name="P8">With PHPMyAdmin create a new database called HelloWorld.</text:p>
              </text:list-item>
            </text:list>
          </text:deletion>
        </text:changed-region>
        <text:changed-region xml:id="ct113294192" text:id="ct113294192">
          <text:deletion>
            <office:change-info>
              <dc:creator>tschuetz</dc:creator>
              <dc:date>2011-02-24T15:01:00</dc:date>
            </office:change-info>
            <text:list xml:id="list30742128" text:continue-numbering="true" text:style-name="L1">
              <text:list-item>
                <text:p text:style-name="P8"><text:line-break/></text:p>
              </text:list-item>
              <text:list-item>
                <text:p text:style-name="P8">Go back to the development page <text:s/>and click on <text:s/>Upgrade <text:s text:c="2"/>(<text:a xlink:type="simple" xlink:href="http://localhost/application/install/dbupdate.php">http://</text:a></text:p>
              </text:list-item>
            </text:list>
          </text:deletion>
        </text:changed-region>
        <text:changed-region xml:id="ct113294048" text:id="ct113294048">
          <text:deletion>
            <office:change-info>
              <dc:creator>Unbekannter Autor</dc:creator>
              <dc:date>2010-12-02T15:09:00</dc:date>
            </office:change-info>
            <text:p text:style-name="P10"><text:a xlink:type="simple" xlink:href="http://localhost/application/install/dbupdate.php">localhos</text:a></text:p>
          </text:deletion>
        </text:changed-region>
        <text:changed-region xml:id="ct113293904" text:id="ct113293904">
          <text:deletion>
            <office:change-info>
              <dc:creator>tschuetz</dc:creator>
              <dc:date>2011-02-24T15:01:00</dc:date>
            </office:change-info>
            <text:p text:style-name="P10"><text:a xlink:type="simple" xlink:href="http://localhost/application/install/dbupdate.php">[YOURIP]</text:a></text:p>
          </text:deletion>
        </text:changed-region>
        <text:changed-region xml:id="ct113293760" text:id="ct113293760">
          <text:deletion>
            <office:change-info>
              <dc:creator>Unbekannter Autor</dc:creator>
              <dc:date>2010-12-02T15:09:00</dc:date>
            </office:change-info>
            <text:p text:style-name="P10"><text:a xlink:type="simple" xlink:href="http://localhost/application/install/dbupdate.php">t</text:a></text:p>
          </text:deletion>
        </text:changed-region>
        <text:changed-region xml:id="ct113293616" text:id="ct113293616">
          <text:deletion>
            <office:change-info>
              <dc:creator>tschuetz</dc:creator>
              <dc:date>2011-02-24T15:01:00</dc:date>
            </office:change-info>
            <text:p text:style-name="P10"><text:a xlink:type="simple" xlink:href="http://localhost/application/install/dbupdate.php">cwm/generated/ChiCmf/helloWorld/application</text:a><text:a xlink:type="simple" xlink:href="http://localhost/application/install/dbupdate.php">/</text:a></text:p>
          </text:deletion>
        </text:changed-region>
        <text:changed-region xml:id="ct113293472" text:id="ct113293472">
          <text:deletion>
            <office:change-info>
              <dc:creator>Unknown Author</dc:creator>
              <dc:date>2010-12-03T12:57:00</dc:date>
            </office:change-info>
            <text:p text:style-name="P10"><text:a xlink:type="simple" xlink:href="http://localhost/application/install/dbupdate.php">application</text:a></text:p>
          </text:deletion>
        </text:changed-region>
        <text:changed-region xml:id="ct113293328" text:id="ct113293328">
          <text:deletion>
            <office:change-info>
              <dc:creator>tschuetz</dc:creator>
              <dc:date>2011-02-24T15:01:00</dc:date>
            </office:change-info>
            <text:list xml:id="list30715858" text:continue-numbering="true" text:style-name="L1">
              <text:list-item>
                <text:p text:style-name="P8">/install/dbupdate.php.)<text:line-break/>To create the tables in the database.<text:line-break/></text:p>
              </text:list-item>
            </text:list>
            <text:list xml:id="list30714829" text:continue-list="list30730610" text:style-name="L3">
              <text:list-header>
                <text:p text:style-name="P23"/>
              </text:list-header>
            </text:list>
            <text:list xml:id="list30732131" text:continue-list="list30715858" text:style-name="L1">
              <text:list-item>
                <text:p text:style-name="P8">Go back in the browser <text:s/>and click on <text:s/>installation.<text:line-break/> <text:s/>http://</text:p>
              </text:list-item>
            </text:list>
          </text:deletion>
        </text:changed-region>
        <text:changed-region xml:id="ct113293184" text:id="ct113293184">
          <text:deletion>
            <office:change-info>
              <dc:creator>Unknown Author</dc:creator>
              <dc:date>2010-12-03T12:36:00</dc:date>
            </office:change-info>
            <text:p text:style-name="P10">localhost</text:p>
          </text:deletion>
        </text:changed-region>
        <text:changed-region xml:id="ct113293080" text:id="ct113293080">
          <text:deletion>
            <office:change-info>
              <dc:creator>tschuetz</dc:creator>
              <dc:date>2011-02-24T15:01:00</dc:date>
            </office:change-info>
            <text:list xml:id="list30740030" text:continue-numbering="true" text:style-name="L1">
              <text:list-item>
                <text:p text:style-name="P8">application/install/install.php <text:line-break/>to run the installation script.</text:p>
              </text:list-item>
            </text:list>
            <text:list xml:id="list30737479" text:continue-list="list30714829" text:style-name="L3">
              <text:list-header>
                <text:p text:style-name="P16"/>
                <text:p text:style-name="P16"/>
              </text:list-header>
            </text:list>
            <text:list xml:id="list30718994" text:continue-list="list30740030" text:style-name="L1">
              <text:list-item>
                <text:p text:style-name="P8">Go back in the browser <text:s/>and click on <text:s/>Start application. <text:line-break/> http://cwm/generated/ChiCmf/helloWorld//[YOURIP]</text:p>
              </text:list-item>
            </text:list>
          </text:deletion>
        </text:changed-region>
        <text:changed-region xml:id="ct113299552" text:id="ct113299552">
          <text:deletion>
            <office:change-info>
              <dc:creator>Unknown Author</dc:creator>
              <dc:date>2010-12-03T12:36:00</dc:date>
            </office:change-info>
            <text:p text:style-name="P10">localhost</text:p>
          </text:deletion>
        </text:changed-region>
        <text:changed-region xml:id="ct113299448" text:id="ct113299448">
          <text:deletion>
            <office:change-info>
              <dc:creator>tschuetz</dc:creator>
              <dc:date>2011-02-24T15:01:00</dc:date>
            </office:change-info>
            <text:list xml:id="list30724590" text:continue-numbering="true" text:style-name="L1">
              <text:list-item>
                <text:p text:style-name="P8">WCMF tutorial!!CWM application/main.php.<text:line-break/></text:p>
              </text:list-item>
            </text:list>
            <text:list xml:id="list30734287" text:continue-list="list30737479" text:style-name="L3">
              <text:list-header>
                <text:p text:style-name="P16"><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text:p>
              </text:list-header>
              <text:list-item>
                <text:p text:style-name="P16">login with user <text:span text:style-name="T10">admin</text:span> and password <text:span text:style-name="T10">admin</text:span> .<text:line-break/></text:p>
              </text:list-item>
              <text:list-item>
                <text:p text:style-name="P16">Create one Enterprise.<text:line-break/></text:p>
              </text:list-item>
              <text:list-item>
                <text:p text:style-name="P16">Add <text:s/>3 workers.</text:p>
                <text:p text:style-name="P16"><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30716479" text:continue-list="list30724590" text:style-name="L1">
              <text:list-item>
                <text:p text:style-name="P8">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3"/>
      <text:p text:style-name="P31"/>
      <text:p text:style-name="P31"/>
      <text:p text:style-name="P31"/>
      <text:p text:style-name="P31"/>
      <text:p text:style-name="P31"/>
      <text:p text:style-name="P31"/>
      <text:p text:style-name="P31"/>
      <text:p text:style-name="P31"/>
      <text:p text:style-name="P45"/>
      <text:p text:style-name="P45"><text:title>EPF cartridge</text:title></text:p>
      <text:p text:style-name="P43"><text:subject>Generating Eclipse Method Framework from UML</text:subject></text:p>
      <text:p text:style-name="Default_20_Tex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Normal"/>
      <text:p text:style-name="P1"><text:change text:change-id="ct113192952"/></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ABSTRACT<text:tab/>4</text:p>
            <text:p text:style-name="P47">Building and Running Codegenerators<text:tab/>5</text:p>
            <text:p text:style-name="P48">Preparation<text:tab/>5</text:p>
            <text:p text:style-name="P48">Chronos Codegenerators<text:tab/>5</text:p>
            <text:p text:style-name="P47">Running Codegenerators from CWM<text:tab/>7</text:p>
            <text:p text:style-name="P48">Preconditions<text:tab/>7</text:p>
            <text:p text:style-name="P48">Create Link to your Repository<text:tab/>7</text:p>
            <text:p text:style-name="P48">Configure CWM<text:tab/>7</text:p>
            <text:p text:style-name="P48">Start and Use CWM<text:tab/>7</text:p>
          </text:index-body>
        </text:table-of-content>
        <text:p text:style-name="P46"><text:change-start text:change-id="ct112959256"/></text:p>
        <text:p text:style-name="P46"><text:change-end text:change-id="ct112959256"/></text:p>
      </text:section>
      <text:section text:style-name="Sect3" text:name="Section3">
        <text:p text:style-name="P28"/>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12952896"/><text:change-start text:change-id="ct112946488"/>Thomas Schuetz<text:change-end text:change-id="ct112946488"/></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12946808"/><text:change-start text:change-id="ct112946952"/>0.9.9.5<text:change-end text:change-id="ct112946952"/></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112947304"/>11/02/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12948192"/><text:change-start text:change-id="ct112948656"/><text:a xlink:type="simple" xlink:href="http://wcmf.svn.sourceforge.net/viewvc/wcmf/trunk/docs/tutorials/HelloWorld">olympos/chronos</text:a><text:change-end text:change-id="ct112948656"/><text:change-start text:change-id="ct112949120"/><text:a xlink:type="simple" xlink:href="http://wcmf.svn.sourceforge.net/viewvc/wcmf/trunk/docs/tutorials/HelloWorld">/docs</text:a><text:change-end text:change-id="ct112949120"/><text:change text:change-id="ct112949264"/></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date</text:p>
            </table:table-cell>
            <table:table-cell table:style-name="Table2.A1" office:value-type="string">
              <text:p text:style-name="P37">author</text:p>
            </table:table-cell>
            <table:table-cell table:style-name="Table2.C1" office:value-type="string">
              <text:p text:style-name="P37">changes</text:p>
            </table:table-cell>
          </table:table-row>
          <table:table-row table:style-name="Table2.1">
            <table:table-cell table:style-name="Table2.A2" office:value-type="string">
              <text:p text:style-name="P3"><text:date style:data-style-name="N37" text:date-value="2013-03-13T09:50:16.64" text:fixed="true">03/13/13</text:date></text:p>
            </table:table-cell>
            <table:table-cell table:style-name="Table2.A2" office:value-type="string">
              <text:p text:style-name="P36">Giuseppe Platania</text:p>
            </table:table-cell>
            <table:table-cell table:style-name="Table2.C2" office:value-type="string">
              <text:p text:style-name="P36">created</text:p>
            </table:table-cell>
          </table:table-row>
        </table:table>
        <text:h text:style-name="P68" text:outline-level="1">ABSTRACT</text:h>
        <text:p text:style-name="Default_20_Text"><text:description>This document contains information regarding the EPF Cartridge for Chronos.</text:description></text:p>
        <text:p text:style-name="P29"/>
        <text:h text:style-name="Heading_20_1" text:outline-level="1"><text:s/>License<text:tab/></text:h>
        <text:p text:style-name="Standard">The <text:span text:style-name="T9">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9">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Default_20_Text"/>
        <text:p text:style-name="Default_20_Text"><text:s/></text:p>
        <text:h text:style-name="P68" text:outline-level="1"><text:change text:change-id="ct113224184"/><text:change text:change-id="ct113224080"/><text:change text:change-id="ct113223976"/><text:change text:change-id="ct113223872"/><text:change text:change-id="ct113256128"/><text:change text:change-id="ct113230408"/><text:change text:change-id="ct113230304"/><text:change text:change-id="ct113230200"/><text:change text:change-id="ct113230096"/><text:change text:change-id="ct113229992"/><text:change text:change-id="ct113229848"/><text:change text:change-id="ct113229704"/><text:change text:change-id="ct113229560"/><text:change text:change-id="ct113229416"/><text:change text:change-id="ct113229272"/><text:change text:change-id="ct113229128"/><text:change text:change-id="ct113228984"/><text:change text:change-id="ct113228840"/><text:change text:change-id="ct113228696"/><text:change text:change-id="ct113228552"/><text:change text:change-id="ct113228408"/><text:change text:change-id="ct113228264"/><text:change text:change-id="ct113228120"/><text:change text:change-id="ct113227976"/><text:change text:change-id="ct113227832"/><text:change text:change-id="ct113227688"/><text:change text:change-id="ct113227584"/><text:change text:change-id="ct113227480"/><text:change text:change-id="ct113233928"/><text:change text:change-id="ct113233784"/><text:change text:change-id="ct113233640"/><text:change text:change-id="ct113233496"/><text:change text:change-id="ct113233352"/><text:change text:change-id="ct113233208"/><text:change text:change-id="ct113233064"/><text:change text:change-id="ct113232920"/><text:change text:change-id="ct113232776"/><text:change text:change-id="ct113232632"/><text:change text:change-id="ct113232488"/><text:change text:change-id="ct113232344"/><text:change text:change-id="ct113232200"/><text:change text:change-id="ct113232056"/><text:change text:change-id="ct113231912"/><text:change text:change-id="ct113231768"/><text:change text:change-id="ct113231624"/><text:change text:change-id="ct113231480"/><text:change text:change-id="ct113231336"/><text:change text:change-id="ct113231192"/><text:change text:change-id="ct113231088"/><text:change text:change-id="ct113237576"/><text:change text:change-id="ct113237432"/><text:change text:change-id="ct113237288"/><text:change text:change-id="ct113237144"/><text:change text:change-id="ct113237000"/><text:change text:change-id="ct113236856"/><text:change text:change-id="ct113236712"/><text:change text:change-id="ct113236568"/><text:change text:change-id="ct113236424"/><text:change text:change-id="ct113236280"/><text:change text:change-id="ct113236136"/><text:change text:change-id="ct113235992"/><text:change text:change-id="ct113235848"/><text:change text:change-id="ct113235704"/><text:change text:change-id="ct113235560"/><text:change text:change-id="ct113235416"/><text:change text:change-id="ct113235272"/><text:change text:change-id="ct113235128"/><text:change text:change-id="ct113234984"/><text:change text:change-id="ct113234840"/><text:change text:change-id="ct113234696"/><text:change text:change-id="ct113288784"/><text:change text:change-id="ct113288640"/><text:change text:change-id="ct113288496"/><text:change text:change-id="ct113288352"/><text:change text:change-id="ct113288208"/><text:change text:change-id="ct113288064"/><text:change text:change-id="ct113287920"/><text:change text:change-id="ct113287776"/><text:change text:change-id="ct113287632"/><text:change text:change-id="ct113287488"/><text:change text:change-id="ct113287344"/><text:change text:change-id="ct113287200"/><text:change text:change-id="ct113287056"/><text:change text:change-id="ct113286912"/><text:change text:change-id="ct113286768"/><text:change text:change-id="ct113286624"/><text:change text:change-id="ct113286480"/><text:change text:change-id="ct113286336"/><text:change text:change-id="ct113286192"/><text:change text:change-id="ct113286048"/><text:change text:change-id="ct113285904"/><text:change text:change-id="ct113292416"/><text:change text:change-id="ct113292272"/><text:change text:change-id="ct113292128"/><text:change text:change-id="ct113291984"/><text:change text:change-id="ct113291840"/><text:change text:change-id="ct113291696"/><text:change text:change-id="ct113291552"/><text:change text:change-id="ct113291408"/><text:change text:change-id="ct113291264"/><text:change text:change-id="ct113291120"/><text:change text:change-id="ct113290976"/><text:change text:change-id="ct113290832"/><text:change text:change-id="ct113290688"/><text:change text:change-id="ct113290544"/><text:change text:change-id="ct113290400"/><text:change text:change-id="ct113290256"/><text:change text:change-id="ct113290112"/><text:change text:change-id="ct113289968"/><text:change text:change-id="ct113289824"/><text:change text:change-id="ct113289680"/><text:change text:change-id="ct113289576"/><text:change text:change-id="ct113289472"/><text:change text:change-id="ct113295920"/><text:change text:change-id="ct113295776"/><text:change text:change-id="ct113295632"/><text:change text:change-id="ct113295488"/><text:change text:change-id="ct113295344"/><text:change text:change-id="ct113295200"/><text:change text:change-id="ct113295056"/><text:change text:change-id="ct113294912"/><text:change text:change-id="ct113294768"/><text:change text:change-id="ct113294624"/><text:change text:change-id="ct113294480"/><text:change text:change-id="ct113294336"/><text:change text:change-id="ct113294192"/><text:change text:change-id="ct113294048"/><text:change text:change-id="ct113293904"/><text:change text:change-id="ct113293760"/><text:change text:change-id="ct113293616"/><text:change text:change-id="ct113293472"/><text:change text:change-id="ct113293328"/><text:change text:change-id="ct113293184"/><text:change text:change-id="ct113293080"/><text:change text:change-id="ct113299552"/><text:change text:change-id="ct113299448"/><text:s/>mapping the metamodels</text:h>
        <text:list xml:id="list1728153680479926509" text:style-name="L12">
          <text:list-item>
            <text:p text:style-name="P60"><draw:frame draw:style-name="fr8" draw:name="Frame2" text:anchor-type="paragraph" svg:width="4.078in" draw:z-index="18"><draw:text-box fo:min-height="2.2307in"><text:p text:style-name="Illustration"><draw:frame draw:style-name="fr10" draw:name="graphics15" text:anchor-type="paragraph" svg:x="0.0016in" svg:y="0.0008in" svg:width="4.078in" style:rel-width="100%" svg:height="2.2307in" style:rel-height="scale" draw:z-index="19"><draw:image xlink:href="Pictures/2000000B0000287500001622E04562DB.svm" xlink:type="simple" xlink:show="embed" xlink:actuate="onLoad"/></draw:frame>Illustration <text:sequence text:ref-name="refIllustration0" text:name="Illustration" text:formula="ooow:Illustration+1" style:num-format="1">1</text:sequence>: EPS metamodel</text:p></draw:text-box></draw:frame><text:span text:style-name="T31">Role:</text:span><text:span text:style-name="T27"> </text:span><text:span text:style-name="T30">Indicates the skills necessary to perform a task.</text:span></text:p>
          </text:list-item>
          <text:list-item>
            <text:p text:style-name="P63"><text:span text:style-name="T31">Task:</text:span><text:span text:style-name="T27"> </text:span><text:span text:style-name="T30">Defines the steps necessary to perform a repeatable unit of work. Work product inputs and outputs are indicated. Tasks typically take from a few hours to a few days.</text:span></text:p>
          </text:list-item>
          <text:list-item>
            <text:p text:style-name="P63"><text:span text:style-name="T31">Work Product :</text:span><text:span text:style-name="T30">An abstract concept that represents anything used, modified, or created during a task. Concrete work products include:</text:span></text:p>
          </text:list-item>
        </text:list>
        <text:list xml:id="list8768555728336049563" text:style-name="L11">
          <text:list-item>
            <text:p text:style-name="P61"><text:span text:style-name="T34">Artifacts</text:span><text:span text:style-name="T27"> </text:span><text:span text:style-name="T33">A description and definition of a tangible work product. Can be composed of other artifacts.</text:span></text:p>
          </text:list-item>
          <text:list-item>
            <text:p text:style-name="P61"><text:span text:style-name="T34">Deliverable</text:span><text:span text:style-name="T27"> </text:span><text:span text:style-name="T33">Specifies other work products that are delivered internally or to a third party.h</text:span></text:p>
          </text:list-item>
          <text:list-item>
            <text:p text:style-name="P61"><text:span text:style-name="T34">Outcome</text:span><text:span text:style-name="T27"> </text:span><text:span text:style-name="T33">An intangible that represents a result or state.</text:span></text:p>
          </text:list-item>
        </text:list>
        <text:list xml:id="list6530166980799606933" text:style-name="L13">
          <text:list-item>
            <text:p text:style-name="P64"><text:span text:style-name="T31">Guidance:</text:span><text:span text:style-name="T27"> </text:span><text:span text:style-name="T30">Provides supplemental information for the method content elements. A rich set of concrete guidance types are available. Examples include guidelines, checklists, and supporting material.</text:span></text:p>
          </text:list-item>
          <text:list-item>
            <text:p text:style-name="P64"><text:span text:style-name="T31">Content Category:</text:span><text:span text:style-name="T27"> </text:span><text:span text:style-name="T30">For creation of navigation views in the published HTML content, content categories can be used for categorization of method content. Standard categories come pre-defined, such as </text:span><text:span text:style-name="T32">discipline</text:span><text:span text:style-name="T27"> </text:span><text:span text:style-name="T30">to categorize tasks that are related to a major area of concern or skill set, and </text:span><text:span text:style-name="T32">domain</text:span><text:span text:style-name="T30">, which can be used for work product categorization. Custom categorizes can also be defined.</text:span></text:p>
          </text:list-item>
        </text:list>
        <text:p text:style-name="P62"><text:span text:style-name="T30"/></text:p>
        <text:p text:style-name="P62"><text:span text:style-name="T30">The cartridge follows the best practices displays by the OpenUP plugin. The element of the same type are organized in a <text:s/>certain Content package that has the same name of the type.</text:span></text:p>
        <text:p text:style-name="Text_20_Body_20_Single"/>
        <table:table table:name="Table3" table:style-name="Table3">
          <table:table-column table:style-name="Table3.A" table:number-columns-repeated="4"/>
          <table:table-row>
            <table:table-cell table:style-name="Table3.A1" office:value-type="string">
              <text:p text:style-name="Table_20_Contents">Class</text:p>
            </table:table-cell>
            <table:table-cell table:style-name="Table3.A1" office:value-type="string">
              <text:p text:style-name="Table_20_Contents">Field</text:p>
            </table:table-cell>
            <table:table-cell table:style-name="Table3.A1" office:value-type="string">
              <text:p text:style-name="Table_20_Contents">EPF</text:p>
            </table:table-cell>
            <table:table-cell table:style-name="Table3.D1" office:value-type="string">
              <text:p text:style-name="Table_20_Contents">Chronos</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Plugin</text:p>
            </table:table-cell>
            <table:table-cell table:style-name="Table3.D2" office:value-type="string">
              <text:p text:style-name="Table_20_Contents">Mode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Package</text:p>
            </table:table-cell>
            <table:table-cell table:style-name="Table3.D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Role</text:p>
            </table:table-cell>
            <table:table-cell table:style-name="Table3.D2" office:value-type="string">
              <text:p text:style-name="Table_20_Contents">ChiWorker</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Task</text:p>
            </table:table-cell>
            <table:table-cell table:style-name="Table3.D2" office:value-type="string">
              <text:p text:style-name="Table_20_Contents">ChiBusinessUseCase</text:p>
            </table:table-cell>
          </table:table-row>
          <text:soft-page-break/>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WorkProduct</text:p>
            </table:table-cell>
            <table:table-cell table:style-name="Table3.D2" office:value-type="string">
              <text:p text:style-name="Table_20_Contents">ChiObject</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Steps of a task</text:p>
            </table:table-cell>
            <table:table-cell table:style-name="Table3.D2" office:value-type="string">
              <text:p text:style-name="Table_20_Contents">Activities</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Purpose of a task</text:p>
            </table:table-cell>
            <table:table-cell table:style-name="Table3.D2" office:value-type="string">
              <text:p text:style-name="Table_20_Contents">ChiBusinessUseCase.main success scenario </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Text_20_Body_20_Single"/>
        <text:p text:style-name="Text_20_Body_20_Single">org.eclipse.epf.uma.resourcemanager:ResourceManager is created if extended property of elements exis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WW-Heading" style:next-style-name="Text_20_Body_20_Single" style:default-outline-level="2" style:class="text">
      <style:paragraph-properties fo:margin="100%"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100%"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100%"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100%"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100%"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100%"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100%"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100%"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100%"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100%"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100%"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100%"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100%" fo:margin-left="0.0783in" fo:margin-right="0.0783in" fo:margin-top="0.0398in" fo:margin-bottom="0.0398in" fo:text-align="center" style:justify-single-word="false" fo:text-indent="0in" style:auto-text-indent="false"/>
    </style:style>
    <style:style style:name="Heading1" style:family="paragraph" style:parent-style-name="Default_20_Text">
      <style:paragraph-properties fo:margin-top="0.1654in" fo:margin-bottom="0.0827in"/>
    </style:style>
    <style:style style:name="Heading2" style:family="paragraph" style:parent-style-name="Default_20_Text">
      <style:paragraph-properties fo:margin-top="0.1654in" fo:margin-bottom="0.0827in"/>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100%"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100%"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100%"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100%"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100%"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100%"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100%"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100%"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100%"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100%"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100%"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100%"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100%"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100%"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100%"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008in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min-label-width="0.1965in"/>
        <style:text-properties style:font-name="Symbol"/>
      </text:list-level-style-bullet>
      <text:list-level-style-bullet text:level="2" text:style-name="WW8Num3z0" text:bullet-char="·">
        <style:list-level-properties text:space-before="0.1972in" text:min-label-width="0.1965in"/>
        <style:text-properties style:font-name="Symbol"/>
      </text:list-level-style-bullet>
      <text:list-level-style-bullet text:level="3" text:style-name="WW8Num3z0" text:bullet-char="·">
        <style:list-level-properties text:space-before="0.3937in" text:min-label-width="0.1965in"/>
        <style:text-properties style:font-name="Symbol"/>
      </text:list-level-style-bullet>
      <text:list-level-style-bullet text:level="4" text:style-name="WW8Num3z0" text:bullet-char="·">
        <style:list-level-properties text:space-before="0.5909in" text:min-label-width="0.1965in"/>
        <style:text-properties style:font-name="Symbol"/>
      </text:list-level-style-bullet>
      <text:list-level-style-bullet text:level="5" text:style-name="WW8Num3z0" text:bullet-char="·">
        <style:list-level-properties text:space-before="0.7874in" text:min-label-width="0.1965in"/>
        <style:text-properties style:font-name="Symbol"/>
      </text:list-level-style-bullet>
      <text:list-level-style-bullet text:level="6" text:style-name="WW8Num3z0" text:bullet-char="·">
        <style:list-level-properties text:space-before="0.9846in" text:min-label-width="0.1965in"/>
        <style:text-properties style:font-name="Symbol"/>
      </text:list-level-style-bullet>
      <text:list-level-style-bullet text:level="7" text:style-name="WW8Num3z0" text:bullet-char="·">
        <style:list-level-properties text:space-before="1.1815in" text:min-label-width="0.1965in"/>
        <style:text-properties style:font-name="Symbol"/>
      </text:list-level-style-bullet>
      <text:list-level-style-bullet text:level="8" text:style-name="WW8Num3z0" text:bullet-char="·">
        <style:list-level-properties text:space-before="1.3787in" text:min-label-width="0.1965in"/>
        <style:text-properties style:font-name="Symbol"/>
      </text:list-level-style-bullet>
      <text:list-level-style-bullet text:level="9" text:style-name="WW8Num3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1965in"/>
        <style:text-properties style:font-name="Symbol"/>
      </text:list-level-style-bullet>
      <text:list-level-style-bullet text:level="2" text:style-name="WW8Num4z0" text:bullet-char="·">
        <style:list-level-properties text:space-before="0.1972in" text:min-label-width="0.1965in"/>
        <style:text-properties style:font-name="Symbol"/>
      </text:list-level-style-bullet>
      <text:list-level-style-bullet text:level="3" text:style-name="WW8Num4z0" text:bullet-char="·">
        <style:list-level-properties text:space-before="0.3937in" text:min-label-width="0.1965in"/>
        <style:text-properties style:font-name="Symbol"/>
      </text:list-level-style-bullet>
      <text:list-level-style-bullet text:level="4" text:style-name="WW8Num4z0" text:bullet-char="·">
        <style:list-level-properties text:space-before="0.5909in" text:min-label-width="0.1965in"/>
        <style:text-properties style:font-name="Symbol"/>
      </text:list-level-style-bullet>
      <text:list-level-style-bullet text:level="5" text:style-name="WW8Num4z0" text:bullet-char="·">
        <style:list-level-properties text:space-before="0.7874in" text:min-label-width="0.1965in"/>
        <style:text-properties style:font-name="Symbol"/>
      </text:list-level-style-bullet>
      <text:list-level-style-bullet text:level="6" text:style-name="WW8Num4z0" text:bullet-char="·">
        <style:list-level-properties text:space-before="0.9846in" text:min-label-width="0.1965in"/>
        <style:text-properties style:font-name="Symbol"/>
      </text:list-level-style-bullet>
      <text:list-level-style-bullet text:level="7" text:style-name="WW8Num4z0" text:bullet-char="·">
        <style:list-level-properties text:space-before="1.1815in" text:min-label-width="0.1965in"/>
        <style:text-properties style:font-name="Symbol"/>
      </text:list-level-style-bullet>
      <text:list-level-style-bullet text:level="8" text:style-name="WW8Num4z0" text:bullet-char="·">
        <style:list-level-properties text:space-before="1.3787in" text:min-label-width="0.1965in"/>
        <style:text-properties style:font-name="Symbol"/>
      </text:list-level-style-bullet>
      <text:list-level-style-bullet text:level="9" text:style-name="WW8Num4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1965in"/>
        <style:text-properties style:font-name="Symbol"/>
      </text:list-level-style-bullet>
      <text:list-level-style-bullet text:level="2" text:style-name="WW8Num5z0" text:bullet-char="·">
        <style:list-level-properties text:space-before="0.1972in" text:min-label-width="0.1965in"/>
        <style:text-properties style:font-name="Symbol"/>
      </text:list-level-style-bullet>
      <text:list-level-style-bullet text:level="3" text:style-name="WW8Num5z0" text:bullet-char="·">
        <style:list-level-properties text:space-before="0.3937in" text:min-label-width="0.1965in"/>
        <style:text-properties style:font-name="Symbol"/>
      </text:list-level-style-bullet>
      <text:list-level-style-bullet text:level="4" text:style-name="WW8Num5z0" text:bullet-char="·">
        <style:list-level-properties text:space-before="0.5909in" text:min-label-width="0.1965in"/>
        <style:text-properties style:font-name="Symbol"/>
      </text:list-level-style-bullet>
      <text:list-level-style-bullet text:level="5" text:style-name="WW8Num5z0" text:bullet-char="·">
        <style:list-level-properties text:space-before="0.7874in" text:min-label-width="0.1965in"/>
        <style:text-properties style:font-name="Symbol"/>
      </text:list-level-style-bullet>
      <text:list-level-style-bullet text:level="6" text:style-name="WW8Num5z0" text:bullet-char="·">
        <style:list-level-properties text:space-before="0.9846in" text:min-label-width="0.1965in"/>
        <style:text-properties style:font-name="Symbol"/>
      </text:list-level-style-bullet>
      <text:list-level-style-bullet text:level="7" text:style-name="WW8Num5z0" text:bullet-char="·">
        <style:list-level-properties text:space-before="1.1815in" text:min-label-width="0.1965in"/>
        <style:text-properties style:font-name="Symbol"/>
      </text:list-level-style-bullet>
      <text:list-level-style-bullet text:level="8" text:style-name="WW8Num5z0" text:bullet-char="·">
        <style:list-level-properties text:space-before="1.3787in" text:min-label-width="0.1965in"/>
        <style:text-properties style:font-name="Symbol"/>
      </text:list-level-style-bullet>
      <text:list-level-style-bullet text:level="9" text:style-name="WW8Num5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min-label-width="0.1965in"/>
        <style:text-properties style:font-name="Symbol"/>
      </text:list-level-style-bullet>
      <text:list-level-style-bullet text:level="2" text:style-name="WW8Num6z0" text:bullet-char="·">
        <style:list-level-properties text:space-before="0.1972in" text:min-label-width="0.1965in"/>
        <style:text-properties style:font-name="Symbol"/>
      </text:list-level-style-bullet>
      <text:list-level-style-bullet text:level="3" text:style-name="WW8Num6z0" text:bullet-char="·">
        <style:list-level-properties text:space-before="0.3937in" text:min-label-width="0.1965in"/>
        <style:text-properties style:font-name="Symbol"/>
      </text:list-level-style-bullet>
      <text:list-level-style-bullet text:level="4" text:style-name="WW8Num6z0" text:bullet-char="·">
        <style:list-level-properties text:space-before="0.5909in" text:min-label-width="0.1965in"/>
        <style:text-properties style:font-name="Symbol"/>
      </text:list-level-style-bullet>
      <text:list-level-style-bullet text:level="5" text:style-name="WW8Num6z0" text:bullet-char="·">
        <style:list-level-properties text:space-before="0.7874in" text:min-label-width="0.1965in"/>
        <style:text-properties style:font-name="Symbol"/>
      </text:list-level-style-bullet>
      <text:list-level-style-bullet text:level="6" text:style-name="WW8Num6z0" text:bullet-char="·">
        <style:list-level-properties text:space-before="0.9846in" text:min-label-width="0.1965in"/>
        <style:text-properties style:font-name="Symbol"/>
      </text:list-level-style-bullet>
      <text:list-level-style-bullet text:level="7" text:style-name="WW8Num6z0" text:bullet-char="·">
        <style:list-level-properties text:space-before="1.1815in" text:min-label-width="0.1965in"/>
        <style:text-properties style:font-name="Symbol"/>
      </text:list-level-style-bullet>
      <text:list-level-style-bullet text:level="8" text:style-name="WW8Num6z0" text:bullet-char="·">
        <style:list-level-properties text:space-before="1.3787in" text:min-label-width="0.1965in"/>
        <style:text-properties style:font-name="Symbol"/>
      </text:list-level-style-bullet>
      <text:list-level-style-bullet text:level="9" text:style-name="WW8Num6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text:min-label-width="0.1965in"/>
        <style:text-properties style:font-name="Symbol"/>
      </text:list-level-style-bullet>
      <text:list-level-style-bullet text:level="2" text:style-name="WW8Num7z0" text:bullet-char="">
        <style:list-level-properties text:space-before="0.1972in" text:min-label-width="0.1965in"/>
        <style:text-properties style:font-name="Symbol"/>
      </text:list-level-style-bullet>
      <text:list-level-style-bullet text:level="3" text:style-name="WW8Num7z0" text:bullet-char="">
        <style:list-level-properties text:space-before="0.3937in" text:min-label-width="0.1965in"/>
        <style:text-properties style:font-name="Symbol"/>
      </text:list-level-style-bullet>
      <text:list-level-style-bullet text:level="4" text:style-name="WW8Num7z0" text:bullet-char="">
        <style:list-level-properties text:space-before="0.5909in" text:min-label-width="0.1965in"/>
        <style:text-properties style:font-name="Symbol"/>
      </text:list-level-style-bullet>
      <text:list-level-style-bullet text:level="5" text:style-name="WW8Num7z0" text:bullet-char="">
        <style:list-level-properties text:space-before="0.7874in" text:min-label-width="0.1965in"/>
        <style:text-properties style:font-name="Symbol"/>
      </text:list-level-style-bullet>
      <text:list-level-style-bullet text:level="6" text:style-name="WW8Num7z0" text:bullet-char="">
        <style:list-level-properties text:space-before="0.9846in" text:min-label-width="0.1965in"/>
        <style:text-properties style:font-name="Symbol"/>
      </text:list-level-style-bullet>
      <text:list-level-style-bullet text:level="7" text:style-name="WW8Num7z0" text:bullet-char="">
        <style:list-level-properties text:space-before="1.1815in" text:min-label-width="0.1965in"/>
        <style:text-properties style:font-name="Symbol"/>
      </text:list-level-style-bullet>
      <text:list-level-style-bullet text:level="8" text:style-name="WW8Num7z0" text:bullet-char="">
        <style:list-level-properties text:space-before="1.3787in" text:min-label-width="0.1965in"/>
        <style:text-properties style:font-name="Symbol"/>
      </text:list-level-style-bullet>
      <text:list-level-style-bullet text:level="9" text:style-name="WW8Num7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min-label-width="0.1965in"/>
        <style:text-properties style:font-name="Symbol"/>
      </text:list-level-style-bullet>
      <text:list-level-style-bullet text:level="2" text:style-name="WW8Num8z0" text:bullet-char="">
        <style:list-level-properties text:space-before="0.1972in" text:min-label-width="0.1965in"/>
        <style:text-properties style:font-name="Symbol"/>
      </text:list-level-style-bullet>
      <text:list-level-style-bullet text:level="3" text:style-name="WW8Num8z0" text:bullet-char="">
        <style:list-level-properties text:space-before="0.3937in" text:min-label-width="0.1965in"/>
        <style:text-properties style:font-name="Symbol"/>
      </text:list-level-style-bullet>
      <text:list-level-style-bullet text:level="4" text:style-name="WW8Num8z0" text:bullet-char="">
        <style:list-level-properties text:space-before="0.5909in" text:min-label-width="0.1965in"/>
        <style:text-properties style:font-name="Symbol"/>
      </text:list-level-style-bullet>
      <text:list-level-style-bullet text:level="5" text:style-name="WW8Num8z0" text:bullet-char="">
        <style:list-level-properties text:space-before="0.7874in" text:min-label-width="0.1965in"/>
        <style:text-properties style:font-name="Symbol"/>
      </text:list-level-style-bullet>
      <text:list-level-style-bullet text:level="6" text:style-name="WW8Num8z0" text:bullet-char="">
        <style:list-level-properties text:space-before="0.9846in" text:min-label-width="0.1965in"/>
        <style:text-properties style:font-name="Symbol"/>
      </text:list-level-style-bullet>
      <text:list-level-style-bullet text:level="7" text:style-name="WW8Num8z0" text:bullet-char="">
        <style:list-level-properties text:space-before="1.1815in" text:min-label-width="0.1965in"/>
        <style:text-properties style:font-name="Symbol"/>
      </text:list-level-style-bullet>
      <text:list-level-style-bullet text:level="8" text:style-name="WW8Num8z0" text:bullet-char="">
        <style:list-level-properties text:space-before="1.3787in" text:min-label-width="0.1965in"/>
        <style:text-properties style:font-name="Symbol"/>
      </text:list-level-style-bullet>
      <text:list-level-style-bullet text:level="9" text:style-name="WW8Num8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min-label-width="0.1965in"/>
        <style:text-properties style:font-name="Symbol"/>
      </text:list-level-style-bullet>
      <text:list-level-style-bullet text:level="2" text:style-name="WW8Num9z0" text:bullet-char="">
        <style:list-level-properties text:space-before="0.1972in" text:min-label-width="0.1965in"/>
        <style:text-properties style:font-name="Symbol"/>
      </text:list-level-style-bullet>
      <text:list-level-style-bullet text:level="3" text:style-name="WW8Num9z0" text:bullet-char="">
        <style:list-level-properties text:space-before="0.3937in" text:min-label-width="0.1965in"/>
        <style:text-properties style:font-name="Symbol"/>
      </text:list-level-style-bullet>
      <text:list-level-style-bullet text:level="4" text:style-name="WW8Num9z0" text:bullet-char="">
        <style:list-level-properties text:space-before="0.5909in" text:min-label-width="0.1965in"/>
        <style:text-properties style:font-name="Symbol"/>
      </text:list-level-style-bullet>
      <text:list-level-style-bullet text:level="5" text:style-name="WW8Num9z0" text:bullet-char="">
        <style:list-level-properties text:space-before="0.7874in" text:min-label-width="0.1965in"/>
        <style:text-properties style:font-name="Symbol"/>
      </text:list-level-style-bullet>
      <text:list-level-style-bullet text:level="6" text:style-name="WW8Num9z0" text:bullet-char="">
        <style:list-level-properties text:space-before="0.9846in" text:min-label-width="0.1965in"/>
        <style:text-properties style:font-name="Symbol"/>
      </text:list-level-style-bullet>
      <text:list-level-style-bullet text:level="7" text:style-name="WW8Num9z0" text:bullet-char="">
        <style:list-level-properties text:space-before="1.1815in" text:min-label-width="0.1965in"/>
        <style:text-properties style:font-name="Symbol"/>
      </text:list-level-style-bullet>
      <text:list-level-style-bullet text:level="8" text:style-name="WW8Num9z0" text:bullet-char="">
        <style:list-level-properties text:space-before="1.3787in" text:min-label-width="0.1965in"/>
        <style:text-properties style:font-name="Symbol"/>
      </text:list-level-style-bullet>
      <text:list-level-style-bullet text:level="9" text:style-name="WW8Num9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min-label-width="0.1965in"/>
        <style:text-properties style:font-name="Symbol"/>
      </text:list-level-style-bullet>
      <text:list-level-style-bullet text:level="2" text:style-name="WW8Num10z0" text:bullet-char="">
        <style:list-level-properties text:space-before="0.1972in" text:min-label-width="0.1965in"/>
        <style:text-properties style:font-name="Symbol"/>
      </text:list-level-style-bullet>
      <text:list-level-style-bullet text:level="3" text:style-name="WW8Num10z0" text:bullet-char="">
        <style:list-level-properties text:space-before="0.3937in" text:min-label-width="0.1965in"/>
        <style:text-properties style:font-name="Symbol"/>
      </text:list-level-style-bullet>
      <text:list-level-style-bullet text:level="4" text:style-name="WW8Num10z0" text:bullet-char="">
        <style:list-level-properties text:space-before="0.5909in" text:min-label-width="0.1965in"/>
        <style:text-properties style:font-name="Symbol"/>
      </text:list-level-style-bullet>
      <text:list-level-style-bullet text:level="5" text:style-name="WW8Num10z0" text:bullet-char="">
        <style:list-level-properties text:space-before="0.7874in" text:min-label-width="0.1965in"/>
        <style:text-properties style:font-name="Symbol"/>
      </text:list-level-style-bullet>
      <text:list-level-style-bullet text:level="6" text:style-name="WW8Num10z0" text:bullet-char="">
        <style:list-level-properties text:space-before="0.9846in" text:min-label-width="0.1965in"/>
        <style:text-properties style:font-name="Symbol"/>
      </text:list-level-style-bullet>
      <text:list-level-style-bullet text:level="7" text:style-name="WW8Num10z0" text:bullet-char="">
        <style:list-level-properties text:space-before="1.1815in" text:min-label-width="0.1965in"/>
        <style:text-properties style:font-name="Symbol"/>
      </text:list-level-style-bullet>
      <text:list-level-style-bullet text:level="8" text:style-name="WW8Num10z0" text:bullet-char="">
        <style:list-level-properties text:space-before="1.3787in" text:min-label-width="0.1965in"/>
        <style:text-properties style:font-name="Symbol"/>
      </text:list-level-style-bullet>
      <text:list-level-style-bullet text:level="9" text:style-name="WW8Num10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1965in"/>
        <style:text-properties style:font-name="Symbol"/>
      </text:list-level-style-bullet>
      <text:list-level-style-bullet text:level="2" text:style-name="WW8Num11z0" text:bullet-char="">
        <style:list-level-properties text:space-before="0.1972in" text:min-label-width="0.1965in"/>
        <style:text-properties style:font-name="Symbol"/>
      </text:list-level-style-bullet>
      <text:list-level-style-bullet text:level="3" text:style-name="WW8Num11z0" text:bullet-char="">
        <style:list-level-properties text:space-before="0.3937in" text:min-label-width="0.1965in"/>
        <style:text-properties style:font-name="Symbol"/>
      </text:list-level-style-bullet>
      <text:list-level-style-bullet text:level="4" text:style-name="WW8Num11z0" text:bullet-char="">
        <style:list-level-properties text:space-before="0.5909in" text:min-label-width="0.1965in"/>
        <style:text-properties style:font-name="Symbol"/>
      </text:list-level-style-bullet>
      <text:list-level-style-bullet text:level="5" text:style-name="WW8Num11z0" text:bullet-char="">
        <style:list-level-properties text:space-before="0.7874in" text:min-label-width="0.1965in"/>
        <style:text-properties style:font-name="Symbol"/>
      </text:list-level-style-bullet>
      <text:list-level-style-bullet text:level="6" text:style-name="WW8Num11z0" text:bullet-char="">
        <style:list-level-properties text:space-before="0.9846in" text:min-label-width="0.1965in"/>
        <style:text-properties style:font-name="Symbol"/>
      </text:list-level-style-bullet>
      <text:list-level-style-bullet text:level="7" text:style-name="WW8Num11z0" text:bullet-char="">
        <style:list-level-properties text:space-before="1.1815in" text:min-label-width="0.1965in"/>
        <style:text-properties style:font-name="Symbol"/>
      </text:list-level-style-bullet>
      <text:list-level-style-bullet text:level="8" text:style-name="WW8Num11z0" text:bullet-char="">
        <style:list-level-properties text:space-before="1.3787in" text:min-label-width="0.1965in"/>
        <style:text-properties style:font-name="Symbol"/>
      </text:list-level-style-bullet>
      <text:list-level-style-bullet text:level="9" text:style-name="WW8Num11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text-properties fo:text-transform="uppercase" style:font-name="Georgia" fo:font-size="8pt" fo:letter-spacing="0.0417in" style:font-size-asian="8pt"/>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7" text:anchor-type="paragraph" svg:x="5.4217in" svg:y="-0.1646in" svg:width="0.5953in" svg:height="0.6165in" draw:z-index="8"><draw:image xlink:href="Pictures/1000020100000088000000815D9C2B1A.png" xlink:type="simple" xlink:show="embed" xlink:actuate="onLoad"/></draw:frame><draw:frame draw:style-name="Mfr1" draw:name="graphics18" text:anchor-type="paragraph" svg:x="0.0228in" svg:y="-0.139in" svg:width="0.5945in" svg:height="0.5945in" draw:z-index="14"><draw:image xlink:href="Pictures/10000201000001F4000001F4D166688A.png" xlink:type="simple" xlink:show="embed" xlink:actuate="onLoad"/></draw:frame><text:title>EPF cartridge</text:title></text:p>
        <text:p text:style-name="MP2"/>
        <text:p text:style-name="MP2"/>
      </style:header>
      <style:footer>
        <text:p text:style-name="MP3"><draw:frame draw:style-name="Mfr2" draw:name="Frame1" text:anchor-type="paragraph" svg:y="0.0008in" fo:min-width="0.0161in" draw:z-index="1"><draw:text-box fo:min-height="0.1457in"><text:p text:style-name="Footer"><text:span text:style-name="Page_20_Number"><text:page-number text:select-page="current">7</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EPF cartridge</dc:title>
    <dc:subject>Generating Eclipse Method Framework from UML</dc:subject>
    <meta:initial-creator>Giuseppe Platania</meta:initial-creator>
    <meta:creation-date>2007-01-17T15:30:15</meta:creation-date>
    <dc:date>2013-03-15T10:58:26.95</dc:date>
    <meta:editing-cycles>103</meta:editing-cycles>
    <meta:editing-duration>P14DT3H39M14S</meta:editing-duration>
    <dc:description>This document contains information regarding the EPF Cartridge for Chronos.</dc:description>
    <meta:document-statistic meta:table-count="3" meta:image-count="29" meta:object-count="0" meta:page-count="7" meta:paragraph-count="280" meta:word-count="1613" meta:character-count="10276"/>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